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style:rotation-align="none"/>
    </style:style>
    <style:style style:name="ce15" style:family="table-cell" style:parent-style-name="Default">
      <style:table-cell-properties style:rotation-align="none"/>
    </style:style>
    <style:style style:name="ce16" style:family="table-cell" style:parent-style-name="Default">
      <style:table-cell-properties style:rotation-align="none"/>
    </style:style>
    <style:style style:name="ce17" style:family="table-cell" style:parent-style-name="Default">
      <style:table-cell-properties style:rotation-align="none"/>
    </style:style>
    <style:style style:name="ce18" style:family="table-cell" style:parent-style-name="Default">
      <style:table-cell-properties style:rotation-align="none"/>
    </style:style>
    <style:style style:name="ce19" style:family="table-cell" style:parent-style-name="Default">
      <style:table-cell-properties style:rotation-align="none"/>
    </style:style>
    <style:style style:name="ce20" style:family="table-cell" style:parent-style-name="Default">
      <style:table-cell-properties style:rotation-align="none"/>
    </style:style>
    <style:style style:name="ce21" style:family="table-cell" style:parent-style-name="Default">
      <style:table-cell-properties style:rotation-align="none"/>
    </style:style>
    <style:style style:name="ce22" style:family="table-cell" style:parent-style-name="Default">
      <style:table-cell-properties style:rotation-align="none"/>
    </style:style>
    <style:style style:name="ce23" style:family="table-cell" style:parent-style-name="Default">
      <style:table-cell-properties style:rotation-align="none"/>
    </style:style>
    <style:style style:name="ce24" style:family="table-cell" style:parent-style-name="Default">
      <style:table-cell-properties style:rotation-align="none"/>
    </style:style>
    <style:style style:name="ce25" style:family="table-cell" style:parent-style-name="Default">
      <style:table-cell-properties style:rotation-align="none"/>
    </style:style>
    <style:style style:name="ce26" style:family="table-cell" style:parent-style-name="Default">
      <style:table-cell-properties style:rotation-align="none"/>
    </style:style>
    <style:style style:name="ce27" style:family="table-cell" style:parent-style-name="Default">
      <style:table-cell-properties style:rotation-align="none"/>
    </style:style>
    <style:style style:name="ce28" style:family="table-cell" style:parent-style-name="Default">
      <style:table-cell-properties style:rotation-align="none"/>
    </style:style>
    <style:style style:name="ce29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</style:style>
    <style:style style:name="ce31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rotation-align="none"/>
    </style:style>
    <style:style style:name="ce33" style:family="table-cell" style:parent-style-name="Default">
      <style:table-cell-properties style:rotation-align="none"/>
    </style:style>
    <style:style style:name="ce34" style:family="table-cell" style:parent-style-name="Default">
      <style:table-cell-properties style:rotation-align="none"/>
    </style:style>
    <style:style style:name="ce35" style:family="table-cell" style:parent-style-name="Default">
      <style:table-cell-properties style:rotation-align="none"/>
    </style:style>
    <style:style style:name="ce36" style:family="table-cell" style:parent-style-name="Default">
      <style:table-cell-properties style:rotation-align="none"/>
    </style:style>
    <style:style style:name="ce37" style:family="table-cell" style:parent-style-name="Default">
      <style:table-cell-properties style:rotation-align="none"/>
    </style:style>
    <style:style style:name="ce38" style:family="table-cell" style:parent-style-name="Default">
      <style:table-cell-properties style:rotation-align="none"/>
    </style:style>
    <style:style style:name="ce39" style:family="table-cell" style:parent-style-name="Default">
      <style:table-cell-properties style:rotation-align="none"/>
    </style:style>
    <style:style style:name="ce40" style:family="table-cell" style:parent-style-name="Default">
      <style:table-cell-properties style:rotation-align="none"/>
    </style:style>
    <style:style style:name="ce41" style:family="table-cell" style:parent-style-name="Default">
      <style:table-cell-properties style:rotation-align="none"/>
    </style:style>
    <style:style style:name="ce42" style:family="table-cell" style:parent-style-name="Default">
      <style:table-cell-properties style:rotation-align="none"/>
    </style:style>
    <style:style style:name="ce43" style:family="table-cell" style:parent-style-name="Default">
      <style:table-cell-properties style:rotation-align="none"/>
    </style:style>
    <style:style style:name="ce44" style:family="table-cell" style:parent-style-name="Default">
      <style:table-cell-properties style:rotation-align="none"/>
    </style:style>
    <style:style style:name="ce45" style:family="table-cell" style:parent-style-name="Default">
      <style:table-cell-properties style:rotation-align="none"/>
    </style:style>
    <style:style style:name="ce46" style:family="table-cell" style:parent-style-name="Default">
      <style:table-cell-properties style:rotation-align="none"/>
    </style:style>
    <style:style style:name="ce47" style:family="table-cell" style:parent-style-name="Default">
      <style:table-cell-properties style:rotation-align="none"/>
    </style:style>
    <style:style style:name="ce48" style:family="table-cell" style:parent-style-name="Default">
      <style:table-cell-properties style:rotation-align="none"/>
    </style:style>
    <style:style style:name="ce49" style:family="table-cell" style:parent-style-name="Default">
      <style:table-cell-properties style:rotation-align="none"/>
    </style:style>
    <style:style style:name="ce50" style:family="table-cell" style:parent-style-name="Default">
      <style:table-cell-properties style:rotation-align="none"/>
    </style:style>
    <style:style style:name="ce51" style:family="table-cell" style:parent-style-name="Default">
      <style:table-cell-properties style:rotation-align="none"/>
    </style:style>
    <style:style style:name="ce52" style:family="table-cell" style:parent-style-name="Default">
      <style:table-cell-properties style:rotation-align="none"/>
    </style:style>
    <style:style style:name="ce53" style:family="table-cell" style:parent-style-name="Default">
      <style:table-cell-properties style:rotation-align="none"/>
    </style:style>
    <style:style style:name="ce54" style:family="table-cell" style:parent-style-name="Default">
      <style:table-cell-properties style:rotation-align="none"/>
    </style:style>
    <style:style style:name="ce55" style:family="table-cell" style:parent-style-name="Default">
      <style:table-cell-properties style:rotation-align="none"/>
    </style:style>
    <style:style style:name="ce56" style:family="table-cell" style:parent-style-name="Default">
      <style:table-cell-properties style:rotation-align="none"/>
    </style:style>
    <style:style style:name="ce57" style:family="table-cell" style:parent-style-name="Default">
      <style:table-cell-properties style:rotation-align="none"/>
    </style:style>
    <style:style style:name="ce58" style:family="table-cell" style:parent-style-name="Default">
      <style:table-cell-properties style:rotation-align="none"/>
    </style:style>
    <style:style style:name="ce59" style:family="table-cell" style:parent-style-name="Default">
      <style:table-cell-properties style:rotation-align="none"/>
    </style:style>
    <style:style style:name="ce60" style:family="table-cell" style:parent-style-name="Default">
      <style:table-cell-properties style:rotation-align="none"/>
    </style:style>
    <style:style style:name="ce61" style:family="table-cell" style:parent-style-name="Default">
      <style:table-cell-properties style:rotation-align="none"/>
    </style:style>
    <style:style style:name="ce62" style:family="table-cell" style:parent-style-name="Default">
      <style:table-cell-properties style:rotation-align="none"/>
    </style:style>
    <style:style style:name="ce63" style:family="table-cell" style:parent-style-name="Default">
      <style:table-cell-properties style:rotation-align="none"/>
    </style:style>
    <style:style style:name="ce64" style:family="table-cell" style:parent-style-name="Default">
      <style:table-cell-properties style:rotation-align="none"/>
    </style:style>
    <style:style style:name="ce65" style:family="table-cell" style:parent-style-name="Default">
      <style:table-cell-properties style:rotation-align="none"/>
    </style:style>
    <style:style style:name="ce66" style:family="table-cell" style:parent-style-name="Default">
      <style:table-cell-properties style:rotation-align="none"/>
    </style:style>
    <style:style style:name="ce67" style:family="table-cell" style:parent-style-name="Default">
      <style:table-cell-properties style:rotation-align="none"/>
    </style:style>
    <style:style style:name="ce68" style:family="table-cell" style:parent-style-name="Default">
      <style:table-cell-properties style:rotation-align="none"/>
    </style:style>
    <style:style style:name="ce69" style:family="table-cell" style:parent-style-name="Default">
      <style:table-cell-properties style:rotation-align="none"/>
    </style:style>
    <style:style style:name="ce70" style:family="table-cell" style:parent-style-name="Default">
      <style:table-cell-properties style:rotation-align="none"/>
    </style:style>
    <style:style style:name="ce71" style:family="table-cell" style:parent-style-name="Default">
      <style:table-cell-properties style:rotation-align="none"/>
    </style:style>
    <style:style style:name="ce72" style:family="table-cell" style:parent-style-name="Default">
      <style:table-cell-properties style:rotation-align="none"/>
    </style:style>
    <style:style style:name="ce73" style:family="table-cell" style:parent-style-name="Default">
      <style:table-cell-properties style:rotation-align="none"/>
    </style:style>
    <style:style style:name="ce74" style:family="table-cell" style:parent-style-name="Default">
      <style:table-cell-properties style:rotation-align="none"/>
    </style:style>
    <style:style style:name="ce75" style:family="table-cell" style:parent-style-name="Default">
      <style:table-cell-properties style:rotation-align="none"/>
    </style:style>
    <style:style style:name="ce76" style:family="table-cell" style:parent-style-name="Default">
      <style:table-cell-properties style:rotation-align="none"/>
    </style:style>
    <style:style style:name="ce77" style:family="table-cell" style:parent-style-name="Default">
      <style:table-cell-properties style:rotation-align="none"/>
    </style:style>
    <style:style style:name="ce78" style:family="table-cell" style:parent-style-name="Default">
      <style:table-cell-properties style:rotation-align="none"/>
    </style:style>
    <style:style style:name="ce79" style:family="table-cell" style:parent-style-name="Default">
      <style:table-cell-properties style:rotation-align="none"/>
    </style:style>
    <style:style style:name="ce80" style:family="table-cell" style:parent-style-name="Default">
      <style:table-cell-properties style:rotation-align="none"/>
    </style:style>
    <style:style style:name="ce81" style:family="table-cell" style:parent-style-name="Default">
      <style:table-cell-properties style:rotation-align="none"/>
    </style:style>
    <style:style style:name="ce82" style:family="table-cell" style:parent-style-name="Default">
      <style:table-cell-properties style:rotation-align="none"/>
    </style:style>
    <style:style style:name="ce83" style:family="table-cell" style:parent-style-name="Default">
      <style:table-cell-properties style:rotation-align="none"/>
    </style:style>
    <style:style style:name="ce84" style:family="table-cell" style:parent-style-name="Default">
      <style:table-cell-properties style:rotation-align="none"/>
    </style:style>
    <style:style style:name="ce85" style:family="table-cell" style:parent-style-name="Default">
      <style:table-cell-properties style:rotation-align="none"/>
    </style:style>
    <style:style style:name="ce86" style:family="table-cell" style:parent-style-name="Default">
      <style:table-cell-properties style:rotation-align="none"/>
    </style:style>
    <style:style style:name="ce87" style:family="table-cell" style:parent-style-name="Default">
      <style:table-cell-properties style:rotation-align="none"/>
    </style:style>
    <style:style style:name="ce88" style:family="table-cell" style:parent-style-name="Default">
      <style:table-cell-properties style:rotation-align="none"/>
    </style:style>
    <style:style style:name="ce89" style:family="table-cell" style:parent-style-name="Default">
      <style:table-cell-properties style:rotation-align="none"/>
    </style:style>
    <style:style style:name="ce90" style:family="table-cell" style:parent-style-name="Default">
      <style:table-cell-properties style:rotation-align="none"/>
    </style:style>
    <style:style style:name="ce91" style:family="table-cell" style:parent-style-name="Default">
      <style:table-cell-properties style:rotation-align="none"/>
    </style:style>
    <style:style style:name="ce92" style:family="table-cell" style:parent-style-name="Default">
      <style:table-cell-properties style:rotation-align="none"/>
    </style:style>
    <style:style style:name="ce93" style:family="table-cell" style:parent-style-name="Default">
      <style:table-cell-properties style:rotation-align="none"/>
    </style:style>
    <style:style style:name="ce94" style:family="table-cell" style:parent-style-name="Default">
      <style:table-cell-properties style:rotation-align="none"/>
    </style:style>
    <style:style style:name="ce95" style:family="table-cell" style:parent-style-name="Default">
      <style:table-cell-properties style:rotation-align="none"/>
    </style:style>
    <style:style style:name="ce96" style:family="table-cell" style:parent-style-name="Default">
      <style:table-cell-properties style:rotation-align="none"/>
    </style:style>
    <style:style style:name="ce97" style:family="table-cell" style:parent-style-name="Default">
      <style:table-cell-properties style:rotation-align="none"/>
    </style:style>
    <style:style style:name="ce98" style:family="table-cell" style:parent-style-name="Default">
      <style:table-cell-properties style:rotation-align="none"/>
    </style:style>
    <style:style style:name="ce99" style:family="table-cell" style:parent-style-name="Default">
      <style:table-cell-properties style:rotation-align="none"/>
    </style:style>
    <style:style style:name="ce100" style:family="table-cell" style:parent-style-name="Default">
      <style:table-cell-properties style:rotation-align="none"/>
    </style:style>
    <style:style style:name="ce101" style:family="table-cell" style:parent-style-name="Default">
      <style:table-cell-properties style:rotation-align="none"/>
    </style:style>
    <style:style style:name="ce102" style:family="table-cell" style:parent-style-name="Default">
      <style:table-cell-properties style:rotation-align="none"/>
    </style:style>
    <style:style style:name="ce103" style:family="table-cell" style:parent-style-name="Default">
      <style:table-cell-properties style:rotation-align="none"/>
    </style:style>
    <style:style style:name="ce104" style:family="table-cell" style:parent-style-name="Default">
      <style:table-cell-properties style:rotation-align="none"/>
    </style:style>
    <style:style style:name="ce105" style:family="table-cell" style:parent-style-name="Default">
      <style:table-cell-properties style:rotation-align="none"/>
    </style:style>
    <style:style style:name="ce106" style:family="table-cell" style:parent-style-name="Default">
      <style:table-cell-properties style:rotation-align="none"/>
    </style:style>
    <style:style style:name="ce107" style:family="table-cell" style:parent-style-name="Default">
      <style:table-cell-properties style:rotation-align="none"/>
    </style:style>
    <style:style style:name="ce108" style:family="table-cell" style:parent-style-name="Default">
      <style:table-cell-properties style:rotation-align="none"/>
    </style:style>
    <style:style style:name="ce109" style:family="table-cell" style:parent-style-name="Default">
      <style:table-cell-properties style:rotation-align="none"/>
    </style:style>
    <style:style style:name="ce110" style:family="table-cell" style:parent-style-name="Default">
      <style:table-cell-properties style:rotation-align="none"/>
    </style:style>
    <style:style style:name="ce111" style:family="table-cell" style:parent-style-name="Default">
      <style:table-cell-properties style:rotation-align="none"/>
    </style:style>
    <style:style style:name="ce112" style:family="table-cell" style:parent-style-name="Default">
      <style:table-cell-properties style:rotation-align="none"/>
    </style:style>
    <style:style style:name="ce113" style:family="table-cell" style:parent-style-name="Default">
      <style:table-cell-properties style:rotation-align="none"/>
    </style:style>
    <style:style style:name="ce114" style:family="table-cell" style:parent-style-name="Default">
      <style:table-cell-properties style:rotation-align="none"/>
    </style:style>
    <style:style style:name="ce115" style:family="table-cell" style:parent-style-name="Default">
      <style:table-cell-properties style:rotation-align="none"/>
    </style:style>
    <style:style style:name="ce116" style:family="table-cell" style:parent-style-name="Default">
      <style:table-cell-properties style:rotation-align="none"/>
    </style:style>
    <style:style style:name="ce117" style:family="table-cell" style:parent-style-name="Default">
      <style:table-cell-properties style:rotation-align="none"/>
    </style:style>
    <style:style style:name="ce118" style:family="table-cell" style:parent-style-name="Default">
      <style:table-cell-properties style:rotation-align="none"/>
    </style:style>
    <style:style style:name="ce119" style:family="table-cell" style:parent-style-name="Default">
      <style:table-cell-properties style:rotation-align="none"/>
    </style:style>
    <style:style style:name="ce120" style:family="table-cell" style:parent-style-name="Default">
      <style:table-cell-properties style:rotation-align="none"/>
    </style:style>
    <style:style style:name="ce121" style:family="table-cell" style:parent-style-name="Default">
      <style:table-cell-properties style:rotation-align="none"/>
    </style:style>
    <style:style style:name="ce122" style:family="table-cell" style:parent-style-name="Default">
      <style:table-cell-properties style:rotation-align="none"/>
    </style:style>
    <style:style style:name="ce123" style:family="table-cell" style:parent-style-name="Default">
      <style:table-cell-properties style:rotation-align="none"/>
    </style:style>
    <style:style style:name="ce124" style:family="table-cell" style:parent-style-name="Default">
      <style:table-cell-properties style:rotation-align="none"/>
    </style:style>
    <style:style style:name="ce125" style:family="table-cell" style:parent-style-name="Default">
      <style:table-cell-properties style:rotation-align="none"/>
    </style:style>
    <style:style style:name="ce126" style:family="table-cell" style:parent-style-name="Default">
      <style:table-cell-properties style:rotation-align="none"/>
    </style:style>
    <style:style style:name="ce127" style:family="table-cell" style:parent-style-name="Default">
      <style:table-cell-properties style:rotation-align="none"/>
    </style:style>
    <style:style style:name="ce128" style:family="table-cell" style:parent-style-name="Default">
      <style:table-cell-properties style:rotation-align="none"/>
    </style:style>
    <style:style style:name="ce129" style:family="table-cell" style:parent-style-name="Default">
      <style:table-cell-properties style:rotation-align="none"/>
    </style:style>
    <style:style style:name="ce130" style:family="table-cell" style:parent-style-name="Default">
      <style:table-cell-properties style:rotation-align="none"/>
    </style:style>
    <style:style style:name="ce131" style:family="table-cell" style:parent-style-name="Default">
      <style:table-cell-properties style:rotation-align="none"/>
    </style:style>
    <style:style style:name="ce132" style:family="table-cell" style:parent-style-name="Default">
      <style:table-cell-properties style:rotation-align="none"/>
    </style:style>
    <style:style style:name="ce133" style:family="table-cell" style:parent-style-name="Default">
      <style:table-cell-properties style:rotation-align="none"/>
    </style:style>
    <style:style style:name="ce134" style:family="table-cell" style:parent-style-name="Default">
      <style:table-cell-properties style:rotation-align="none"/>
    </style:style>
    <style:style style:name="ce135" style:family="table-cell" style:parent-style-name="Default">
      <style:table-cell-properties style:rotation-align="none"/>
    </style:style>
    <style:style style:name="ce136" style:family="table-cell" style:parent-style-name="Default">
      <style:table-cell-properties style:rotation-align="none"/>
    </style:style>
    <style:style style:name="ce137" style:family="table-cell" style:parent-style-name="Default">
      <style:table-cell-properties style:rotation-align="none"/>
    </style:style>
    <style:style style:name="ce138" style:family="table-cell" style:parent-style-name="Default">
      <style:table-cell-properties style:rotation-align="none"/>
    </style:style>
    <style:style style:name="ce139" style:family="table-cell" style:parent-style-name="Default">
      <style:table-cell-properties style:rotation-align="none"/>
    </style:style>
    <style:style style:name="ce140" style:family="table-cell" style:parent-style-name="Default">
      <style:table-cell-properties style:rotation-align="none"/>
    </style:style>
    <style:style style:name="ce141" style:family="table-cell" style:parent-style-name="Default">
      <style:table-cell-properties style:rotation-align="none"/>
    </style:style>
    <style:style style:name="ce142" style:family="table-cell" style:parent-style-name="Default">
      <style:table-cell-properties style:rotation-align="none"/>
    </style:style>
    <style:style style:name="ce143" style:family="table-cell" style:parent-style-name="Default">
      <style:table-cell-properties style:rotation-align="none"/>
    </style:style>
    <style:style style:name="ce144" style:family="table-cell" style:parent-style-name="Default">
      <style:table-cell-properties style:rotation-align="none"/>
    </style:style>
    <style:style style:name="ce145" style:family="table-cell" style:parent-style-name="Default">
      <style:table-cell-properties style:rotation-align="none"/>
    </style:style>
    <style:style style:name="ce146" style:family="table-cell" style:parent-style-name="Default">
      <style:table-cell-properties style:rotation-align="none"/>
    </style:style>
    <style:style style:name="ce147" style:family="table-cell" style:parent-style-name="Default">
      <style:table-cell-properties style:rotation-align="none"/>
    </style:style>
    <style:style style:name="ce148" style:family="table-cell" style:parent-style-name="Default">
      <style:table-cell-properties style:rotation-align="none"/>
    </style:style>
    <style:style style:name="ce149" style:family="table-cell" style:parent-style-name="Default">
      <style:table-cell-properties style:rotation-align="none"/>
    </style:style>
    <style:style style:name="ce150" style:family="table-cell" style:parent-style-name="Default">
      <style:table-cell-properties style:rotation-align="none"/>
    </style:style>
    <style:style style:name="ce151" style:family="table-cell" style:parent-style-name="Default">
      <style:table-cell-properties style:rotation-align="none"/>
    </style:style>
    <style:style style:name="ce152" style:family="table-cell" style:parent-style-name="Default">
      <style:table-cell-properties style:rotation-align="none"/>
    </style:style>
    <style:style style:name="ce153" style:family="table-cell" style:parent-style-name="Default">
      <style:table-cell-properties style:rotation-align="none"/>
    </style:style>
    <style:style style:name="ce154" style:family="table-cell" style:parent-style-name="Default">
      <style:table-cell-properties style:rotation-align="none"/>
    </style:style>
    <style:style style:name="ce155" style:family="table-cell" style:parent-style-name="Default">
      <style:table-cell-properties style:rotation-align="none"/>
    </style:style>
    <style:style style:name="ce156" style:family="table-cell" style:parent-style-name="Default">
      <style:table-cell-properties style:rotation-align="none"/>
    </style:style>
    <style:style style:name="ce157" style:family="table-cell" style:parent-style-name="Default">
      <style:table-cell-properties style:rotation-align="none"/>
    </style:style>
    <style:style style:name="ce158" style:family="table-cell" style:parent-style-name="Default">
      <style:table-cell-properties style:rotation-align="none"/>
    </style:style>
    <style:style style:name="ce159" style:family="table-cell" style:parent-style-name="Default">
      <style:table-cell-properties style:rotation-align="none"/>
    </style:style>
    <style:style style:name="ce160" style:family="table-cell" style:parent-style-name="Default">
      <style:table-cell-properties style:rotation-align="none"/>
    </style:style>
    <style:style style:name="ce161" style:family="table-cell" style:parent-style-name="Default">
      <style:table-cell-properties style:rotation-align="none"/>
    </style:style>
    <style:style style:name="ce162" style:family="table-cell" style:parent-style-name="Default">
      <style:table-cell-properties style:rotation-align="none"/>
    </style:style>
    <style:style style:name="ce163" style:family="table-cell" style:parent-style-name="Default">
      <style:table-cell-properties style:rotation-align="none"/>
    </style:style>
    <style:style style:name="ce164" style:family="table-cell" style:parent-style-name="Default">
      <style:table-cell-properties style:rotation-align="none"/>
    </style:style>
    <style:style style:name="ce165" style:family="table-cell" style:parent-style-name="Default">
      <style:table-cell-properties style:rotation-align="none"/>
    </style:style>
    <style:style style:name="ce166" style:family="table-cell" style:parent-style-name="Default">
      <style:table-cell-properties style:rotation-align="none"/>
    </style:style>
    <style:style style:name="ce167" style:family="table-cell" style:parent-style-name="Default">
      <style:table-cell-properties style:rotation-align="none"/>
    </style:style>
    <style:style style:name="ce168" style:family="table-cell" style:parent-style-name="Default">
      <style:table-cell-properties style:rotation-align="none"/>
    </style:style>
    <style:style style:name="ce169" style:family="table-cell" style:parent-style-name="Default">
      <style:table-cell-properties style:rotation-align="none"/>
    </style:style>
    <style:style style:name="ce170" style:family="table-cell" style:parent-style-name="Default">
      <style:table-cell-properties style:rotation-align="none"/>
    </style:style>
    <style:style style:name="ce171" style:family="table-cell" style:parent-style-name="Default">
      <style:table-cell-properties style:rotation-align="none"/>
    </style:style>
    <style:style style:name="ce172" style:family="table-cell" style:parent-style-name="Default">
      <style:table-cell-properties style:rotation-align="none"/>
    </style:style>
    <style:style style:name="ce173" style:family="table-cell" style:parent-style-name="Default">
      <style:table-cell-properties style:rotation-align="none"/>
    </style:style>
    <style:style style:name="ce174" style:family="table-cell" style:parent-style-name="Default">
      <style:table-cell-properties style:rotation-align="none"/>
    </style:style>
    <style:style style:name="ce175" style:family="table-cell" style:parent-style-name="Default">
      <style:table-cell-properties style:rotation-align="none"/>
    </style:style>
    <style:style style:name="ce176" style:family="table-cell" style:parent-style-name="Default">
      <style:table-cell-properties style:rotation-align="none"/>
    </style:style>
    <style:style style:name="ce177" style:family="table-cell" style:parent-style-name="Default">
      <style:table-cell-properties style:rotation-align="none"/>
    </style:style>
    <style:style style:name="ce178" style:family="table-cell" style:parent-style-name="Default">
      <style:table-cell-properties style:rotation-align="none"/>
    </style:style>
    <style:style style:name="ce179" style:family="table-cell" style:parent-style-name="Default">
      <style:table-cell-properties style:rotation-align="none"/>
    </style:style>
    <style:style style:name="ce180" style:family="table-cell" style:parent-style-name="Default">
      <style:table-cell-properties style:rotation-align="none"/>
    </style:style>
    <style:style style:name="ce181" style:family="table-cell" style:parent-style-name="Default">
      <style:table-cell-properties style:rotation-align="none"/>
    </style:style>
    <style:style style:name="ce182" style:family="table-cell" style:parent-style-name="Default">
      <style:table-cell-properties style:rotation-align="none"/>
    </style:style>
    <style:style style:name="ce183" style:family="table-cell" style:parent-style-name="Default">
      <style:table-cell-properties style:rotation-align="none"/>
    </style:style>
    <style:style style:name="ce184" style:family="table-cell" style:parent-style-name="Default">
      <style:table-cell-properties style:rotation-align="none"/>
    </style:style>
    <style:style style:name="ce185" style:family="table-cell" style:parent-style-name="Default">
      <style:table-cell-properties style:rotation-align="none"/>
    </style:style>
    <style:style style:name="ce186" style:family="table-cell" style:parent-style-name="Default">
      <style:table-cell-properties style:rotation-align="none"/>
    </style:style>
    <style:style style:name="ce187" style:family="table-cell" style:parent-style-name="Default">
      <style:table-cell-properties style:rotation-align="none"/>
    </style:style>
    <style:style style:name="ce188" style:family="table-cell" style:parent-style-name="Default">
      <style:table-cell-properties style:rotation-align="none"/>
    </style:style>
    <style:style style:name="ce189" style:family="table-cell" style:parent-style-name="Default">
      <style:table-cell-properties style:rotation-align="none"/>
    </style:style>
    <style:style style:name="ce190" style:family="table-cell" style:parent-style-name="Default">
      <style:table-cell-properties style:rotation-align="none"/>
    </style:style>
    <style:style style:name="ce191" style:family="table-cell" style:parent-style-name="Default">
      <style:table-cell-properties style:rotation-align="none"/>
    </style:style>
    <style:style style:name="ce192" style:family="table-cell" style:parent-style-name="Default">
      <style:table-cell-properties style:rotation-align="none"/>
    </style:style>
    <style:style style:name="ce193" style:family="table-cell" style:parent-style-name="Default">
      <style:table-cell-properties style:rotation-align="none"/>
    </style:style>
    <style:style style:name="ce194" style:family="table-cell" style:parent-style-name="Default">
      <style:table-cell-properties style:rotation-align="none"/>
    </style:style>
    <style:style style:name="ce195" style:family="table-cell" style:parent-style-name="Default">
      <style:table-cell-properties style:rotation-align="none"/>
    </style:style>
    <style:style style:name="ce196" style:family="table-cell" style:parent-style-name="Default">
      <style:table-cell-properties style:rotation-align="none"/>
    </style:style>
    <style:style style:name="ce197" style:family="table-cell" style:parent-style-name="Default">
      <style:table-cell-properties style:rotation-align="none"/>
    </style:style>
    <style:style style:name="ce198" style:family="table-cell" style:parent-style-name="Default">
      <style:table-cell-properties style:rotation-align="none"/>
    </style:style>
    <style:style style:name="ce199" style:family="table-cell" style:parent-style-name="Default">
      <style:table-cell-properties style:rotation-align="none"/>
    </style:style>
    <style:style style:name="ce200" style:family="table-cell" style:parent-style-name="Default">
      <style:table-cell-properties style:rotation-align="none"/>
    </style:style>
    <style:style style:name="ce20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2" table:number-columns-repeated="2" table:default-cell-style-name="ce201"/>
        <table:table-row table:style-name="ro1">
          <table:table-cell table:style-name="ce1" office:value-type="string" calcext:value-type="string">
            <text:p>VARIEDAD</text:p>
          </table:table-cell>
          <table:table-cell office:value-type="string" calcext:value-type="string">
            <text:p>Patata 1</text:p>
          </table:table-cell>
          <table:table-cell office:value-type="string" calcext:value-type="string">
            <text:p>Patata 2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970040-96</text:p>
          </table:table-cell>
          <table:table-cell table:style-name="ce3" office:value-type="float" office:value="0.836164925953932" calcext:value-type="float">
            <text:p>0,836164925953932</text:p>
          </table:table-cell>
          <table:table-cell table:style-name="ce102" office:value-type="float" office:value="0.871330668447409" calcext:value-type="float">
            <text:p>0,871330668447409</text:p>
          </table:table-cell>
          <table:table-cell table:formula="of:=([.B2]+[.C2])/2" office:value-type="float" office:value="0.853747797200671" calcext:value-type="float">
            <text:p>0,853747797200671</text:p>
          </table:table-cell>
          <table:table-cell table:formula="of:=STDEV([.B2:.C2])" office:value-type="float" office:value="0.0248659349825975" calcext:value-type="float">
            <text:p>0,024865934982598</text:p>
          </table:table-cell>
        </table:table-row>
        <table:table-row table:style-name="ro1">
          <table:table-cell office:value-type="string" calcext:value-type="string">
            <text:p>BABYLON</text:p>
          </table:table-cell>
          <table:table-cell table:style-name="ce4" office:value-type="float" office:value="0.741815180010213" calcext:value-type="float">
            <text:p>0,741815180010213</text:p>
          </table:table-cell>
          <table:table-cell table:style-name="ce103" office:value-type="float" office:value="0.896446241061047" calcext:value-type="float">
            <text:p>0,896446241061047</text:p>
          </table:table-cell>
          <table:table-cell table:formula="of:=([.B3]+[.C3])/2" office:value-type="float" office:value="0.81913071053563" calcext:value-type="float">
            <text:p>0,81913071053563</text:p>
          </table:table-cell>
          <table:table-cell table:formula="of:=STDEV([.B3:.C3])" office:value-type="float" office:value="0.109340671851116" calcext:value-type="float">
            <text:p>0,109340671851116</text:p>
          </table:table-cell>
        </table:table-row>
        <table:table-row table:style-name="ro1">
          <table:table-cell office:value-type="string" calcext:value-type="string">
            <text:p>NELA</text:p>
          </table:table-cell>
          <table:table-cell table:style-name="ce5" office:value-type="float" office:value="0.694905320642618" calcext:value-type="float">
            <text:p>0,694905320642618</text:p>
          </table:table-cell>
          <table:table-cell table:style-name="ce104" office:value-type="float" office:value="0.880647571598765" calcext:value-type="float">
            <text:p>0,880647571598765</text:p>
          </table:table-cell>
          <table:table-cell table:formula="of:=([.B4]+[.C4])/2" office:value-type="float" office:value="0.787776446120692" calcext:value-type="float">
            <text:p>0,787776446120692</text:p>
          </table:table-cell>
          <table:table-cell table:formula="of:=STDEV([.B4:.C4])" office:value-type="float" office:value="0.131339605203945" calcext:value-type="float">
            <text:p>0,131339605203945</text:p>
          </table:table-cell>
        </table:table-row>
        <table:table-row table:style-name="ro1">
          <table:table-cell office:value-type="string" calcext:value-type="string">
            <text:p>HERMES</text:p>
          </table:table-cell>
          <table:table-cell table:style-name="ce6" office:value-type="float" office:value="0.881738521351592" calcext:value-type="float">
            <text:p>0,881738521351592</text:p>
          </table:table-cell>
          <table:table-cell table:style-name="ce105" office:value-type="float" office:value="0.854099444093789" calcext:value-type="float">
            <text:p>0,854099444093789</text:p>
          </table:table-cell>
          <table:table-cell table:formula="of:=([.B5]+[.C5])/2" office:value-type="float" office:value="0.867918982722691" calcext:value-type="float">
            <text:p>0,867918982722691</text:p>
          </table:table-cell>
          <table:table-cell table:formula="of:=STDEV([.B5:.C5])" office:value-type="float" office:value="0.0195437789547314" calcext:value-type="float">
            <text:p>0,019543778954731</text:p>
          </table:table-cell>
        </table:table-row>
        <table:table-row table:style-name="ro1">
          <table:table-cell office:value-type="string" calcext:value-type="string">
            <text:p>MEMPHIS</text:p>
          </table:table-cell>
          <table:table-cell table:style-name="ce7" office:value-type="float" office:value="0.692196619942422" calcext:value-type="float">
            <text:p>0,692196619942422</text:p>
          </table:table-cell>
          <table:table-cell table:style-name="ce106" office:value-type="float" office:value="0.887740908626248" calcext:value-type="float">
            <text:p>0,887740908626248</text:p>
          </table:table-cell>
          <table:table-cell table:formula="of:=([.B6]+[.C6])/2" office:value-type="float" office:value="0.789968764284335" calcext:value-type="float">
            <text:p>0,789968764284335</text:p>
          </table:table-cell>
          <table:table-cell table:formula="of:=STDEV([.B6:.C6])" office:value-type="float" office:value="0.138270692550633" calcext:value-type="float">
            <text:p>0,138270692550633</text:p>
          </table:table-cell>
        </table:table-row>
        <table:table-row table:style-name="ro1">
          <table:table-cell office:value-type="string" calcext:value-type="string">
            <text:p>LISETA</text:p>
          </table:table-cell>
          <table:table-cell table:style-name="ce8" office:value-type="float" office:value="0.891491488011737" calcext:value-type="float">
            <text:p>0,891491488011737</text:p>
          </table:table-cell>
          <table:table-cell table:style-name="ce107" office:value-type="float" office:value="0.871707592564093" calcext:value-type="float">
            <text:p>0,871707592564093</text:p>
          </table:table-cell>
          <table:table-cell table:formula="of:=([.B7]+[.C7])/2" office:value-type="float" office:value="0.881599540287915" calcext:value-type="float">
            <text:p>0,881599540287915</text:p>
          </table:table-cell>
          <table:table-cell table:formula="of:=STDEV([.B7:.C7])" office:value-type="float" office:value="0.0139893266293148" calcext:value-type="float">
            <text:p>0,013989326629315</text:p>
          </table:table-cell>
        </table:table-row>
        <table:table-row table:style-name="ro1">
          <table:table-cell office:value-type="string" calcext:value-type="string">
            <text:p>SPECTRA</text:p>
          </table:table-cell>
          <table:table-cell table:style-name="ce9" office:value-type="float" office:value="0.966030042829961" calcext:value-type="float">
            <text:p>0,966030042829961</text:p>
          </table:table-cell>
          <table:table-cell table:style-name="ce108" office:value-type="float" office:value="0.877948361290243" calcext:value-type="float">
            <text:p>0,877948361290243</text:p>
          </table:table-cell>
          <table:table-cell table:formula="of:=([.B8]+[.C8])/2" office:value-type="float" office:value="0.921989202060102" calcext:value-type="float">
            <text:p>0,921989202060102</text:p>
          </table:table-cell>
          <table:table-cell table:formula="of:=STDEV([.B8:.C8])" office:value-type="float" office:value="0.0622831543150485" calcext:value-type="float">
            <text:p>0,062283154315049</text:p>
          </table:table-cell>
        </table:table-row>
        <table:table-row table:style-name="ro1">
          <table:table-cell office:value-type="string" calcext:value-type="string">
            <text:p>GRAVITY</text:p>
          </table:table-cell>
          <table:table-cell table:style-name="ce10" office:value-type="float" office:value="0.889803426760461" calcext:value-type="float">
            <text:p>0,889803426760461</text:p>
          </table:table-cell>
          <table:table-cell table:style-name="ce109" office:value-type="float" office:value="0.933116965532195" calcext:value-type="float">
            <text:p>0,933116965532195</text:p>
          </table:table-cell>
          <table:table-cell table:formula="of:=([.B9]+[.C9])/2" office:value-type="float" office:value="0.911460196146328" calcext:value-type="float">
            <text:p>0,911460196146328</text:p>
          </table:table-cell>
          <table:table-cell table:formula="of:=STDEV([.B9:.C9])" office:value-type="float" office:value="0.0306272969826795" calcext:value-type="float">
            <text:p>0,03062729698268</text:p>
          </table:table-cell>
        </table:table-row>
        <table:table-row table:style-name="ro1">
          <table:table-cell office:value-type="string" calcext:value-type="string">
            <text:p>INSTITUT</text:p>
          </table:table-cell>
          <table:table-cell table:style-name="ce11" office:value-type="float" office:value="0.94796824401566" calcext:value-type="float">
            <text:p>0,94796824401566</text:p>
          </table:table-cell>
          <table:table-cell table:style-name="ce110" office:value-type="float" office:value="0.924981241666654" calcext:value-type="float">
            <text:p>0,924981241666654</text:p>
          </table:table-cell>
          <table:table-cell table:formula="of:=([.B10]+[.C10])/2" office:value-type="float" office:value="0.936474742841157" calcext:value-type="float">
            <text:p>0,936474742841157</text:p>
          </table:table-cell>
          <table:table-cell table:formula="of:=STDEV([.B10:.C10])" office:value-type="float" office:value="0.0162542652401332" calcext:value-type="float">
            <text:p>0,016254265240133</text:p>
          </table:table-cell>
        </table:table-row>
        <table:table-row table:style-name="ro1">
          <table:table-cell office:value-type="string" calcext:value-type="string">
            <text:p>MEGARA</text:p>
          </table:table-cell>
          <table:table-cell table:style-name="ce12" office:value-type="float" office:value="0.855461335460258" calcext:value-type="float">
            <text:p>0,855461335460258</text:p>
          </table:table-cell>
          <table:table-cell table:style-name="ce111" office:value-type="float" office:value="0.850083970957757" calcext:value-type="float">
            <text:p>0,850083970957757</text:p>
          </table:table-cell>
          <table:table-cell table:formula="of:=([.B11]+[.C11])/2" office:value-type="float" office:value="0.852772653209008" calcext:value-type="float">
            <text:p>0,852772653209008</text:p>
          </table:table-cell>
          <table:table-cell table:formula="of:=STDEV([.B11:.C11])" office:value-type="float" office:value="0.00380237090463023" calcext:value-type="float">
            <text:p>0,00380237090463</text:p>
          </table:table-cell>
        </table:table-row>
        <table:table-row table:style-name="ro1">
          <table:table-cell office:value-type="string" calcext:value-type="string">
            <text:p>OTTAWA</text:p>
          </table:table-cell>
          <table:table-cell table:style-name="ce13" office:value-type="float" office:value="0.778298725933903" calcext:value-type="float">
            <text:p>0,778298725933903</text:p>
          </table:table-cell>
          <table:table-cell table:style-name="ce112" office:value-type="float" office:value="0.884255697284012" calcext:value-type="float">
            <text:p>0,884255697284012</text:p>
          </table:table-cell>
          <table:table-cell table:formula="of:=([.B12]+[.C12])/2" office:value-type="float" office:value="0.831277211608957" calcext:value-type="float">
            <text:p>0,831277211608957</text:p>
          </table:table-cell>
          <table:table-cell table:formula="of:=STDEV([.B12:.C12])" office:value-type="float" office:value="0.0749228929556509" calcext:value-type="float">
            <text:p>0,074922892955651</text:p>
          </table:table-cell>
        </table:table-row>
        <table:table-row table:style-name="ro1">
          <table:table-cell office:value-type="string" calcext:value-type="string">
            <text:p>LAUDINE</text:p>
          </table:table-cell>
          <table:table-cell table:style-name="ce14" office:value-type="float" office:value="0.883116651528119" calcext:value-type="float">
            <text:p>0,883116651528119</text:p>
          </table:table-cell>
          <table:table-cell table:style-name="ce113" office:value-type="float" office:value="0.903081078338512" calcext:value-type="float">
            <text:p>0,903081078338512</text:p>
          </table:table-cell>
          <table:table-cell table:formula="of:=([.B13]+[.C13])/2" office:value-type="float" office:value="0.893098864933316" calcext:value-type="float">
            <text:p>0,893098864933316</text:p>
          </table:table-cell>
          <table:table-cell table:formula="of:=STDEV([.B13:.C13])" office:value-type="float" office:value="0.0141169815801314" calcext:value-type="float">
            <text:p>0,014116981580132</text:p>
          </table:table-cell>
        </table:table-row>
        <table:table-row table:style-name="ro1">
          <table:table-cell office:value-type="string" calcext:value-type="string">
            <text:p>KINGSMAN</text:p>
          </table:table-cell>
          <table:table-cell table:style-name="ce15" office:value-type="float" office:value="0.853644601163799" calcext:value-type="float">
            <text:p>0,853644601163799</text:p>
          </table:table-cell>
          <table:table-cell table:style-name="ce114" office:value-type="float" office:value="0.878654180391509" calcext:value-type="float">
            <text:p>0,878654180391509</text:p>
          </table:table-cell>
          <table:table-cell table:formula="of:=([.B14]+[.C14])/2" office:value-type="float" office:value="0.866149390777654" calcext:value-type="float">
            <text:p>0,866149390777654</text:p>
          </table:table-cell>
          <table:table-cell table:formula="of:=STDEV([.B14:.C14])" office:value-type="float" office:value="0.017684443066536" calcext:value-type="float">
            <text:p>0,017684443066536</text:p>
          </table:table-cell>
        </table:table-row>
        <table:table-row table:style-name="ro1">
          <table:table-cell office:value-type="string" calcext:value-type="string">
            <text:p>YONA</text:p>
          </table:table-cell>
          <table:table-cell table:style-name="ce16" office:value-type="float" office:value="0.922607356879635" calcext:value-type="float">
            <text:p>0,922607356879635</text:p>
          </table:table-cell>
          <table:table-cell table:style-name="ce115" office:value-type="float" office:value="0.823111623030099" calcext:value-type="float">
            <text:p>0,823111623030099</text:p>
          </table:table-cell>
          <table:table-cell table:formula="of:=([.B15]+[.C15])/2" office:value-type="float" office:value="0.872859489954867" calcext:value-type="float">
            <text:p>0,872859489954867</text:p>
          </table:table-cell>
          <table:table-cell table:formula="of:=STDEV([.B15:.C15])" office:value-type="float" office:value="0.0703541081041388" calcext:value-type="float">
            <text:p>0,070354108104139</text:p>
          </table:table-cell>
        </table:table-row>
        <table:table-row table:style-name="ro1">
          <table:table-cell office:value-type="string" calcext:value-type="string">
            <text:p>RPONTIAC</text:p>
          </table:table-cell>
          <table:table-cell table:style-name="ce17" office:value-type="float" office:value="0.855130187423114" calcext:value-type="float">
            <text:p>0,855130187423114</text:p>
          </table:table-cell>
          <table:table-cell table:style-name="ce116" office:value-type="float" office:value="0.819505780241239" calcext:value-type="float">
            <text:p>0,819505780241239</text:p>
          </table:table-cell>
          <table:table-cell table:formula="of:=([.B16]+[.C16])/2" office:value-type="float" office:value="0.837317983832177" calcext:value-type="float">
            <text:p>0,837317983832177</text:p>
          </table:table-cell>
          <table:table-cell table:formula="of:=STDEV([.B16:.C16])" office:value-type="float" office:value="0.0251902598940545" calcext:value-type="float">
            <text:p>0,025190259894055</text:p>
          </table:table-cell>
        </table:table-row>
        <table:table-row table:style-name="ro1">
          <table:table-cell office:value-type="string" calcext:value-type="string">
            <text:p>IKERNE</text:p>
          </table:table-cell>
          <table:table-cell table:style-name="ce18" office:value-type="float" office:value="0.943019704163597" calcext:value-type="float">
            <text:p>0,943019704163597</text:p>
          </table:table-cell>
          <table:table-cell table:style-name="ce117" office:value-type="float" office:value="0.839451979760126" calcext:value-type="float">
            <text:p>0,839451979760126</text:p>
          </table:table-cell>
          <table:table-cell table:formula="of:=([.B17]+[.C17])/2" office:value-type="float" office:value="0.891235841961862" calcext:value-type="float">
            <text:p>0,891235841961862</text:p>
          </table:table-cell>
          <table:table-cell table:formula="of:=STDEV([.B17:.C17])" office:value-type="float" office:value="0.0732334402377538" calcext:value-type="float">
            <text:p>0,073233440237754</text:p>
          </table:table-cell>
        </table:table-row>
        <table:table-row table:style-name="ro1">
          <table:table-cell office:value-type="string" calcext:value-type="string">
            <text:p>SAFRANE</text:p>
          </table:table-cell>
          <table:table-cell table:style-name="ce19" office:value-type="float" office:value="0.915183539723886" calcext:value-type="float">
            <text:p>0,915183539723886</text:p>
          </table:table-cell>
          <table:table-cell table:style-name="ce118" office:value-type="float" office:value="0.9253202090385" calcext:value-type="float">
            <text:p>0,9253202090385</text:p>
          </table:table-cell>
          <table:table-cell table:formula="of:=([.B18]+[.C18])/2" office:value-type="float" office:value="0.920251874381193" calcext:value-type="float">
            <text:p>0,920251874381193</text:p>
          </table:table-cell>
          <table:table-cell table:formula="of:=STDEV([.B18:.C18])" office:value-type="float" office:value="0.00716770761100907" calcext:value-type="float">
            <text:p>0,007167707611009</text:p>
          </table:table-cell>
        </table:table-row>
        <table:table-row table:style-name="ro1">
          <table:table-cell office:value-type="string" calcext:value-type="string">
            <text:p>RESY</text:p>
          </table:table-cell>
          <table:table-cell table:style-name="ce20" office:value-type="float" office:value="0.896290380982607" calcext:value-type="float">
            <text:p>0,896290380982607</text:p>
          </table:table-cell>
          <table:table-cell table:style-name="ce119" office:value-type="float" office:value="0.88696388418229" calcext:value-type="float">
            <text:p>0,88696388418229</text:p>
          </table:table-cell>
          <table:table-cell table:formula="of:=([.B19]+[.C19])/2" office:value-type="float" office:value="0.891627132582448" calcext:value-type="float">
            <text:p>0,891627132582448</text:p>
          </table:table-cell>
          <table:table-cell table:formula="of:=STDEV([.B19:.C19])" office:value-type="float" office:value="0.00659482913221883" calcext:value-type="float">
            <text:p>0,006594829132219</text:p>
          </table:table-cell>
        </table:table-row>
        <table:table-row table:style-name="ro1">
          <table:table-cell office:value-type="string" calcext:value-type="string">
            <text:p>BLUEBELLE</text:p>
          </table:table-cell>
          <table:table-cell table:style-name="ce21" office:value-type="float" office:value="0.821644610100298" calcext:value-type="float">
            <text:p>0,821644610100298</text:p>
          </table:table-cell>
          <table:table-cell table:style-name="ce120" office:value-type="float" office:value="0.875861142065916" calcext:value-type="float">
            <text:p>0,875861142065916</text:p>
          </table:table-cell>
          <table:table-cell table:formula="of:=([.B20]+[.C20])/2" office:value-type="float" office:value="0.848752876083107" calcext:value-type="float">
            <text:p>0,848752876083107</text:p>
          </table:table-cell>
          <table:table-cell table:formula="of:=STDEV([.B20:.C20])" office:value-type="float" office:value="0.0383368774053057" calcext:value-type="float">
            <text:p>0,038336877405306</text:p>
          </table:table-cell>
        </table:table-row>
        <table:table-row table:style-name="ro1">
          <table:table-cell office:value-type="string" calcext:value-type="string">
            <text:p>OJOPERDIZ</text:p>
          </table:table-cell>
          <table:table-cell table:style-name="ce22" office:value-type="float" office:value="0.822287187334922" calcext:value-type="float">
            <text:p>0,822287187334922</text:p>
          </table:table-cell>
          <table:table-cell table:style-name="ce121" office:value-type="float" office:value="0.916611610838818" calcext:value-type="float">
            <text:p>0,916611610838818</text:p>
          </table:table-cell>
          <table:table-cell table:formula="of:=([.B21]+[.C21])/2" office:value-type="float" office:value="0.86944939908687" calcext:value-type="float">
            <text:p>0,86944939908687</text:p>
          </table:table-cell>
          <table:table-cell table:formula="of:=STDEV([.B21:.C21])" office:value-type="float" office:value="0.0666974394911166" calcext:value-type="float">
            <text:p>0,066697439491117</text:p>
          </table:table-cell>
        </table:table-row>
        <table:table-row table:style-name="ro1">
          <table:table-cell office:value-type="string" calcext:value-type="string">
            <text:p>GORBEA</text:p>
          </table:table-cell>
          <table:table-cell table:style-name="ce23" office:value-type="float" office:value="0.858392583413857" calcext:value-type="float">
            <text:p>0,858392583413857</text:p>
          </table:table-cell>
          <table:table-cell table:style-name="ce122" office:value-type="float" office:value="0.914035072848663" calcext:value-type="float">
            <text:p>0,914035072848663</text:p>
          </table:table-cell>
          <table:table-cell table:formula="of:=([.B22]+[.C22])/2" office:value-type="float" office:value="0.88621382813126" calcext:value-type="float">
            <text:p>0,88621382813126</text:p>
          </table:table-cell>
          <table:table-cell table:formula="of:=STDEV([.B22:.C22])" office:value-type="float" office:value="0.0393451816014521" calcext:value-type="float">
            <text:p>0,039345181601452</text:p>
          </table:table-cell>
        </table:table-row>
        <table:table-row table:style-name="ro1">
          <table:table-cell office:value-type="string" calcext:value-type="string">
            <text:p>CRESCENDO</text:p>
          </table:table-cell>
          <table:table-cell table:style-name="ce24" office:value-type="float" office:value="0.901093172519519" calcext:value-type="float">
            <text:p>0,901093172519519</text:p>
          </table:table-cell>
          <table:table-cell table:style-name="ce123" office:value-type="float" office:value="0.685325878074601" calcext:value-type="float">
            <text:p>0,685325878074601</text:p>
          </table:table-cell>
          <table:table-cell table:formula="of:=([.B23]+[.C23])/2" office:value-type="float" office:value="0.79320952529706" calcext:value-type="float">
            <text:p>0,79320952529706</text:p>
          </table:table-cell>
          <table:table-cell table:formula="of:=STDEV([.B23:.C23])" office:value-type="float" office:value="0.152570517060276" calcext:value-type="float">
            <text:p>0,152570517060276</text:p>
          </table:table-cell>
        </table:table-row>
        <table:table-row table:style-name="ro1">
          <table:table-cell office:value-type="string" calcext:value-type="string">
            <text:p>BARAKA</text:p>
          </table:table-cell>
          <table:table-cell table:style-name="ce25" office:value-type="float" office:value="0.872683551727259" calcext:value-type="float">
            <text:p>0,872683551727259</text:p>
          </table:table-cell>
          <table:table-cell table:style-name="ce124" office:value-type="float" office:value="0.880850422935104" calcext:value-type="float">
            <text:p>0,880850422935104</text:p>
          </table:table-cell>
          <table:table-cell table:formula="of:=([.B24]+[.C24])/2" office:value-type="float" office:value="0.876766987331182" calcext:value-type="float">
            <text:p>0,876766987331182</text:p>
          </table:table-cell>
          <table:table-cell table:formula="of:=STDEV([.B24:.C24])" office:value-type="float" office:value="0.00577485001214436" calcext:value-type="float">
            <text:p>0,005774850012144</text:p>
          </table:table-cell>
        </table:table-row>
        <table:table-row table:style-name="ro1">
          <table:table-cell office:value-type="string" calcext:value-type="string">
            <text:p>MEHARI</text:p>
          </table:table-cell>
          <table:table-cell table:style-name="ce26" office:value-type="float" office:value="0.843834161806246" calcext:value-type="float">
            <text:p>0,843834161806246</text:p>
          </table:table-cell>
          <table:table-cell table:style-name="ce125" office:value-type="float" office:value="0.860155523029577" calcext:value-type="float">
            <text:p>0,860155523029577</text:p>
          </table:table-cell>
          <table:table-cell table:formula="of:=([.B25]+[.C25])/2" office:value-type="float" office:value="0.851994842417911" calcext:value-type="float">
            <text:p>0,851994842417911</text:p>
          </table:table-cell>
          <table:table-cell table:formula="of:=STDEV([.B25:.C25])" office:value-type="float" office:value="0.0115409451992126" calcext:value-type="float">
            <text:p>0,011540945199213</text:p>
          </table:table-cell>
        </table:table-row>
        <table:table-row table:style-name="ro1">
          <table:table-cell office:value-type="string" calcext:value-type="string">
            <text:p>ASUN</text:p>
          </table:table-cell>
          <table:table-cell table:style-name="ce27" office:value-type="float" office:value="0.867803707823965" calcext:value-type="float">
            <text:p>0,867803707823965</text:p>
          </table:table-cell>
          <table:table-cell table:style-name="ce126" office:value-type="float" office:value="0.727303774298005" calcext:value-type="float">
            <text:p>0,727303774298005</text:p>
          </table:table-cell>
          <table:table-cell table:formula="of:=([.B26]+[.C26])/2" office:value-type="float" office:value="0.797553741060985" calcext:value-type="float">
            <text:p>0,797553741060985</text:p>
          </table:table-cell>
          <table:table-cell table:formula="of:=STDEV([.B26:.C26])" office:value-type="float" office:value="0.0993484557524655" calcext:value-type="float">
            <text:p>0,099348455752466</text:p>
          </table:table-cell>
        </table:table-row>
        <table:table-row table:style-name="ro1">
          <table:table-cell office:value-type="string" calcext:value-type="string">
            <text:p>ZORBA</text:p>
          </table:table-cell>
          <table:table-cell table:style-name="ce28" office:value-type="float" office:value="0.82318846484916" calcext:value-type="float">
            <text:p>0,82318846484916</text:p>
          </table:table-cell>
          <table:table-cell table:style-name="ce127" office:value-type="float" office:value="0.739121350301344" calcext:value-type="float">
            <text:p>0,739121350301344</text:p>
          </table:table-cell>
          <table:table-cell table:formula="of:=([.B27]+[.C27])/2" office:value-type="float" office:value="0.781154907575252" calcext:value-type="float">
            <text:p>0,781154907575252</text:p>
          </table:table-cell>
          <table:table-cell table:formula="of:=STDEV([.B27:.C27])" office:value-type="float" office:value="0.0594444267715469" calcext:value-type="float">
            <text:p>0,059444426771547</text:p>
          </table:table-cell>
        </table:table-row>
        <table:table-row table:style-name="ro1">
          <table:table-cell office:value-type="string" calcext:value-type="string">
            <text:p>ESMEE</text:p>
          </table:table-cell>
          <table:table-cell table:style-name="ce29" office:value-type="float" office:value="0.910361568983198" calcext:value-type="float">
            <text:p>0,910361568983198</text:p>
          </table:table-cell>
          <table:table-cell table:style-name="ce128" office:value-type="float" office:value="0.866587370237505" calcext:value-type="float">
            <text:p>0,866587370237505</text:p>
          </table:table-cell>
          <table:table-cell table:formula="of:=([.B28]+[.C28])/2" office:value-type="float" office:value="0.888474469610352" calcext:value-type="float">
            <text:p>0,888474469610352</text:p>
          </table:table-cell>
          <table:table-cell table:formula="of:=STDEV([.B28:.C28])" office:value-type="float" office:value="0.0309530327740872" calcext:value-type="float">
            <text:p>0,030953032774087</text:p>
          </table:table-cell>
        </table:table-row>
        <table:table-row table:style-name="ro1">
          <table:table-cell office:value-type="string" calcext:value-type="string">
            <text:p>ANOE</text:p>
          </table:table-cell>
          <table:table-cell table:style-name="ce30" office:value-type="float" office:value="0.726446172533302" calcext:value-type="float">
            <text:p>0,726446172533302</text:p>
          </table:table-cell>
          <table:table-cell table:style-name="ce129" office:value-type="float" office:value="0.943837285109862" calcext:value-type="float">
            <text:p>0,943837285109862</text:p>
          </table:table-cell>
          <table:table-cell table:formula="of:=([.B29]+[.C29])/2" office:value-type="float" office:value="0.835141728821582" calcext:value-type="float">
            <text:p>0,835141728821582</text:p>
          </table:table-cell>
          <table:table-cell table:formula="of:=STDEV([.B29:.C29])" office:value-type="float" office:value="0.153718729872574" calcext:value-type="float">
            <text:p>0,153718729872574</text:p>
          </table:table-cell>
        </table:table-row>
        <table:table-row table:style-name="ro1">
          <table:table-cell office:value-type="string" calcext:value-type="string">
            <text:p>FLAMBA</text:p>
          </table:table-cell>
          <table:table-cell table:style-name="ce31" office:value-type="float" office:value="0.851366457906689" calcext:value-type="float">
            <text:p>0,851366457906689</text:p>
          </table:table-cell>
          <table:table-cell table:style-name="ce130" office:value-type="float" office:value="0.905111759811072" calcext:value-type="float">
            <text:p>0,905111759811072</text:p>
          </table:table-cell>
          <table:table-cell table:formula="of:=([.B30]+[.C30])/2" office:value-type="float" office:value="0.87823910885888" calcext:value-type="float">
            <text:p>0,87823910885888</text:p>
          </table:table-cell>
          <table:table-cell table:formula="of:=STDEV([.B30:.C30])" office:value-type="float" office:value="0.0380036674335075" calcext:value-type="float">
            <text:p>0,038003667433508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table:style-name="ce32" office:value-type="float" office:value="0.846204411846542" calcext:value-type="float">
            <text:p>0,846204411846542</text:p>
          </table:table-cell>
          <table:table-cell table:style-name="ce131" office:value-type="float" office:value="0.87920152284502" calcext:value-type="float">
            <text:p>0,87920152284502</text:p>
          </table:table-cell>
          <table:table-cell table:formula="of:=([.B31]+[.C31])/2" office:value-type="float" office:value="0.862702967345781" calcext:value-type="float">
            <text:p>0,862702967345781</text:p>
          </table:table-cell>
          <table:table-cell table:formula="of:=STDEV([.B31:.C31])" office:value-type="float" office:value="0.0233324809465889" calcext:value-type="float">
            <text:p>0,023332480946589</text:p>
          </table:table-cell>
        </table:table-row>
        <table:table-row table:style-name="ro1">
          <table:table-cell office:value-type="string" calcext:value-type="string">
            <text:p>ORCHESTRA</text:p>
          </table:table-cell>
          <table:table-cell table:style-name="ce33" office:value-type="float" office:value="0.853423882673614" calcext:value-type="float">
            <text:p>0,853423882673614</text:p>
          </table:table-cell>
          <table:table-cell table:style-name="ce132" office:value-type="float" office:value="0.912410341437095" calcext:value-type="float">
            <text:p>0,912410341437095</text:p>
          </table:table-cell>
          <table:table-cell table:formula="of:=([.B32]+[.C32])/2" office:value-type="float" office:value="0.882917112055354" calcext:value-type="float">
            <text:p>0,882917112055354</text:p>
          </table:table-cell>
          <table:table-cell table:formula="of:=STDEV([.B32:.C32])" office:value-type="float" office:value="0.0417097249898381" calcext:value-type="float">
            <text:p>0,041709724989838</text:p>
          </table:table-cell>
        </table:table-row>
        <table:table-row table:style-name="ro1">
          <table:table-cell office:value-type="string" calcext:value-type="string">
            <text:p>RODEO</text:p>
          </table:table-cell>
          <table:table-cell table:style-name="ce34" office:value-type="float" office:value="0.834496126489439" calcext:value-type="float">
            <text:p>0,834496126489439</text:p>
          </table:table-cell>
          <table:table-cell table:style-name="ce133" office:value-type="float" office:value="0.756306203963024" calcext:value-type="float">
            <text:p>0,756306203963024</text:p>
          </table:table-cell>
          <table:table-cell table:formula="of:=([.B33]+[.C33])/2" office:value-type="float" office:value="0.795401165226232" calcext:value-type="float">
            <text:p>0,795401165226232</text:p>
          </table:table-cell>
          <table:table-cell table:formula="of:=STDEV([.B33:.C33])" office:value-type="float" office:value="0.0552886244388788" calcext:value-type="float">
            <text:p>0,055288624438879</text:p>
          </table:table-cell>
        </table:table-row>
        <table:table-row table:style-name="ro1">
          <table:table-cell office:value-type="string" calcext:value-type="string">
            <text:p>MONALISA</text:p>
          </table:table-cell>
          <table:table-cell table:style-name="ce35" office:value-type="float" office:value="0.81778640520775" calcext:value-type="float">
            <text:p>0,81778640520775</text:p>
          </table:table-cell>
          <table:table-cell table:style-name="ce134" office:value-type="float" office:value="0.807466323803643" calcext:value-type="float">
            <text:p>0,807466323803643</text:p>
          </table:table-cell>
          <table:table-cell table:formula="of:=([.B34]+[.C34])/2" office:value-type="float" office:value="0.812626364505697" calcext:value-type="float">
            <text:p>0,812626364505697</text:p>
          </table:table-cell>
          <table:table-cell table:formula="of:=STDEV([.B34:.C34])" office:value-type="float" office:value="0.00729739954324125" calcext:value-type="float">
            <text:p>0,007297399543241</text:p>
          </table:table-cell>
        </table:table-row>
        <table:table-row table:style-name="ro1">
          <table:table-cell office:value-type="string" calcext:value-type="string">
            <text:p>UNIVERSA</text:p>
          </table:table-cell>
          <table:table-cell table:style-name="ce36" office:value-type="float" office:value="0.914910548045397" calcext:value-type="float">
            <text:p>0,914910548045397</text:p>
          </table:table-cell>
          <table:table-cell table:style-name="ce135" office:value-type="float" office:value="0.949921251379678" calcext:value-type="float">
            <text:p>0,949921251379678</text:p>
          </table:table-cell>
          <table:table-cell table:formula="of:=([.B35]+[.C35])/2" office:value-type="float" office:value="0.932415899712538" calcext:value-type="float">
            <text:p>0,932415899712538</text:p>
          </table:table-cell>
          <table:table-cell table:formula="of:=STDEV([.B35:.C35])" office:value-type="float" office:value="0.0247563057417806" calcext:value-type="float">
            <text:p>0,024756305741781</text:p>
          </table:table-cell>
        </table:table-row>
        <table:table-row table:style-name="ro1">
          <table:table-cell office:value-type="string" calcext:value-type="string">
            <text:p>SAMBA</text:p>
          </table:table-cell>
          <table:table-cell table:style-name="ce37" office:value-type="float" office:value="0.907040488738101" calcext:value-type="float">
            <text:p>0,907040488738101</text:p>
          </table:table-cell>
          <table:table-cell table:style-name="ce136" office:value-type="float" office:value="0.925914229538532" calcext:value-type="float">
            <text:p>0,925914229538532</text:p>
          </table:table-cell>
          <table:table-cell table:formula="of:=([.B36]+[.C36])/2" office:value-type="float" office:value="0.916477359138317" calcext:value-type="float">
            <text:p>0,916477359138317</text:p>
          </table:table-cell>
          <table:table-cell table:formula="of:=STDEV([.B36:.C36])" office:value-type="float" office:value="0.013345750106342" calcext:value-type="float">
            <text:p>0,013345750106342</text:p>
          </table:table-cell>
        </table:table-row>
        <table:table-row table:style-name="ro1">
          <table:table-cell office:value-type="string" calcext:value-type="string">
            <text:p>NKD-169</text:p>
          </table:table-cell>
          <table:table-cell table:style-name="ce38" office:value-type="float" office:value="0.910803239503915" calcext:value-type="float">
            <text:p>0,910803239503915</text:p>
          </table:table-cell>
          <table:table-cell table:style-name="ce137" office:value-type="float" office:value="0.961506261209549" calcext:value-type="float">
            <text:p>0,961506261209549</text:p>
          </table:table-cell>
          <table:table-cell table:formula="of:=([.B37]+[.C37])/2" office:value-type="float" office:value="0.936154750356732" calcext:value-type="float">
            <text:p>0,936154750356732</text:p>
          </table:table-cell>
          <table:table-cell table:formula="of:=STDEV([.B37:.C37])" office:value-type="float" office:value="0.0358524504747025" calcext:value-type="float">
            <text:p>0,035852450474703</text:p>
          </table:table-cell>
        </table:table-row>
        <table:table-row table:style-name="ro1">
          <table:table-cell office:value-type="string" calcext:value-type="string">
            <text:p>RAZANE</text:p>
          </table:table-cell>
          <table:table-cell table:style-name="ce39" office:value-type="float" office:value="0.956121579528626" calcext:value-type="float">
            <text:p>0,956121579528626</text:p>
          </table:table-cell>
          <table:table-cell table:style-name="ce138" office:value-type="float" office:value="0.878614724605188" calcext:value-type="float">
            <text:p>0,878614724605188</text:p>
          </table:table-cell>
          <table:table-cell table:formula="of:=([.B38]+[.C38])/2" office:value-type="float" office:value="0.917368152066907" calcext:value-type="float">
            <text:p>0,917368152066907</text:p>
          </table:table-cell>
          <table:table-cell table:formula="of:=STDEV([.B38:.C38])" office:value-type="float" office:value="0.054805622704805" calcext:value-type="float">
            <text:p>0,054805622704805</text:p>
          </table:table-cell>
        </table:table-row>
        <table:table-row table:style-name="ro1">
          <table:table-cell office:value-type="string" calcext:value-type="string">
            <text:p>HEIDRUN</text:p>
          </table:table-cell>
          <table:table-cell table:style-name="ce40" office:value-type="float" office:value="0.945006915034666" calcext:value-type="float">
            <text:p>0,945006915034666</text:p>
          </table:table-cell>
          <table:table-cell table:style-name="ce139" office:value-type="float" office:value="0.927987795421621" calcext:value-type="float">
            <text:p>0,927987795421621</text:p>
          </table:table-cell>
          <table:table-cell table:formula="of:=([.B39]+[.C39])/2" office:value-type="float" office:value="0.936497355228143" calcext:value-type="float">
            <text:p>0,936497355228143</text:p>
          </table:table-cell>
          <table:table-cell table:formula="of:=STDEV([.B39:.C39])" office:value-type="float" office:value="0.0120343348882091" calcext:value-type="float">
            <text:p>0,012034334888209</text:p>
          </table:table-cell>
        </table:table-row>
        <table:table-row table:style-name="ro1">
          <table:table-cell office:value-type="string" calcext:value-type="string">
            <text:p>NEGRACORISTANCO</text:p>
          </table:table-cell>
          <table:table-cell table:style-name="ce41" office:value-type="float" office:value="0.833766398185141" calcext:value-type="float">
            <text:p>0,833766398185141</text:p>
          </table:table-cell>
          <table:table-cell table:style-name="ce140" office:value-type="float" office:value="0.917728448524036" calcext:value-type="float">
            <text:p>0,917728448524036</text:p>
          </table:table-cell>
          <table:table-cell table:formula="of:=([.B40]+[.C40])/2" office:value-type="float" office:value="0.875747423354589" calcext:value-type="float">
            <text:p>0,875747423354589</text:p>
          </table:table-cell>
          <table:table-cell table:formula="of:=STDEV([.B40:.C40])" office:value-type="float" office:value="0.0593701351569589" calcext:value-type="float">
            <text:p>0,059370135156959</text:p>
          </table:table-cell>
        </table:table-row>
        <table:table-row table:style-name="ro1">
          <table:table-cell office:value-type="string" calcext:value-type="string">
            <text:p>ALIENOR</text:p>
          </table:table-cell>
          <table:table-cell table:style-name="ce42" office:value-type="float" office:value="0.832395882380246" calcext:value-type="float">
            <text:p>0,832395882380246</text:p>
          </table:table-cell>
          <table:table-cell table:style-name="ce141" office:value-type="float" office:value="0.91609426380817" calcext:value-type="float">
            <text:p>0,91609426380817</text:p>
          </table:table-cell>
          <table:table-cell table:formula="of:=([.B41]+[.C41])/2" office:value-type="float" office:value="0.874245073094208" calcext:value-type="float">
            <text:p>0,874245073094208</text:p>
          </table:table-cell>
          <table:table-cell table:formula="of:=STDEV([.B41:.C41])" office:value-type="float" office:value="0.0591836930820232" calcext:value-type="float">
            <text:p>0,059183693082023</text:p>
          </table:table-cell>
        </table:table-row>
        <table:table-row table:style-name="ro1">
          <table:table-cell office:value-type="string" calcext:value-type="string">
            <text:p>LEIRE</text:p>
          </table:table-cell>
          <table:table-cell table:style-name="ce43" office:value-type="float" office:value="0.94443476378154" calcext:value-type="float">
            <text:p>0,94443476378154</text:p>
          </table:table-cell>
          <table:table-cell table:style-name="ce142" office:value-type="float" office:value="0.845253058757269" calcext:value-type="float">
            <text:p>0,845253058757269</text:p>
          </table:table-cell>
          <table:table-cell table:formula="of:=([.B42]+[.C42])/2" office:value-type="float" office:value="0.894843911269405" calcext:value-type="float">
            <text:p>0,894843911269405</text:p>
          </table:table-cell>
          <table:table-cell table:formula="of:=STDEV([.B42:.C42])" office:value-type="float" office:value="0.0701320561923058" calcext:value-type="float">
            <text:p>0,070132056192306</text:p>
          </table:table-cell>
        </table:table-row>
        <table:table-row table:style-name="ro1">
          <table:table-cell office:value-type="string" calcext:value-type="string">
            <text:p>LADY AMARILLA</text:p>
          </table:table-cell>
          <table:table-cell table:style-name="ce44" office:value-type="float" office:value="0.798956397720363" calcext:value-type="float">
            <text:p>0,798956397720363</text:p>
          </table:table-cell>
          <table:table-cell table:style-name="ce143" office:value-type="float" office:value="0.69665996225539" calcext:value-type="float">
            <text:p>0,69665996225539</text:p>
          </table:table-cell>
          <table:table-cell table:formula="of:=([.B43]+[.C43])/2" office:value-type="float" office:value="0.747808179987876" calcext:value-type="float">
            <text:p>0,747808179987876</text:p>
          </table:table-cell>
          <table:table-cell table:formula="of:=STDEV([.B43:.C43])" office:value-type="float" office:value="0.0723345032084945" calcext:value-type="float">
            <text:p>0,072334503208495</text:p>
          </table:table-cell>
        </table:table-row>
        <table:table-row table:style-name="ro1">
          <table:table-cell office:value-type="string" calcext:value-type="string">
            <text:p>NICOLA</text:p>
          </table:table-cell>
          <table:table-cell table:style-name="ce45" office:value-type="float" office:value="0.951946578822353" calcext:value-type="float">
            <text:p>0,951946578822353</text:p>
          </table:table-cell>
          <table:table-cell table:style-name="ce144" office:value-type="float" office:value="0.836807920769971" calcext:value-type="float">
            <text:p>0,836807920769971</text:p>
          </table:table-cell>
          <table:table-cell table:formula="of:=([.B44]+[.C44])/2" office:value-type="float" office:value="0.894377249796162" calcext:value-type="float">
            <text:p>0,894377249796162</text:p>
          </table:table-cell>
          <table:table-cell table:formula="of:=STDEV([.B44:.C44])" office:value-type="float" office:value="0.0814153258855585" calcext:value-type="float">
            <text:p>0,081415325885559</text:p>
          </table:table-cell>
        </table:table-row>
        <table:table-row table:style-name="ro1">
          <table:table-cell office:value-type="string" calcext:value-type="string">
            <text:p>RATTE</text:p>
          </table:table-cell>
          <table:table-cell table:style-name="ce46" office:value-type="float" office:value="0.902775951410144" calcext:value-type="float">
            <text:p>0,902775951410144</text:p>
          </table:table-cell>
          <table:table-cell table:style-name="ce145" office:value-type="float" office:value="0.918017592173091" calcext:value-type="float">
            <text:p>0,918017592173091</text:p>
          </table:table-cell>
          <table:table-cell table:formula="of:=([.B45]+[.C45])/2" office:value-type="float" office:value="0.910396771791618" calcext:value-type="float">
            <text:p>0,910396771791618</text:p>
          </table:table-cell>
          <table:table-cell table:formula="of:=STDEV([.B45:.C45])" office:value-type="float" office:value="0.0107774675398891" calcext:value-type="float">
            <text:p>0,010777467539889</text:p>
          </table:table-cell>
        </table:table-row>
        <table:table-row table:style-name="ro1">
          <table:table-cell office:value-type="string" calcext:value-type="string">
            <text:p>LT-9</text:p>
          </table:table-cell>
          <table:table-cell table:style-name="ce47" office:value-type="float" office:value="0.858878361453071" calcext:value-type="float">
            <text:p>0,858878361453071</text:p>
          </table:table-cell>
          <table:table-cell table:style-name="ce146" office:value-type="float" office:value="0.954101045522346" calcext:value-type="float">
            <text:p>0,954101045522346</text:p>
          </table:table-cell>
          <table:table-cell table:formula="of:=([.B46]+[.C46])/2" office:value-type="float" office:value="0.906489703487709" calcext:value-type="float">
            <text:p>0,906489703487709</text:p>
          </table:table-cell>
          <table:table-cell table:formula="of:=STDEV([.B46:.C46])" office:value-type="float" office:value="0.0673326056281686" calcext:value-type="float">
            <text:p>0,067332605628169</text:p>
          </table:table-cell>
        </table:table-row>
        <table:table-row table:style-name="ro1">
          <table:table-cell office:value-type="string" calcext:value-type="string">
            <text:p>OMULEW</text:p>
          </table:table-cell>
          <table:table-cell table:style-name="ce48" office:value-type="float" office:value="0.802236552853799" calcext:value-type="float">
            <text:p>0,802236552853799</text:p>
          </table:table-cell>
          <table:table-cell table:style-name="ce147" office:value-type="float" office:value="0.860272822388842" calcext:value-type="float">
            <text:p>0,860272822388842</text:p>
          </table:table-cell>
          <table:table-cell table:formula="of:=([.B47]+[.C47])/2" office:value-type="float" office:value="0.83125468762132" calcext:value-type="float">
            <text:p>0,83125468762132</text:p>
          </table:table-cell>
          <table:table-cell table:formula="of:=STDEV([.B47:.C47])" office:value-type="float" office:value="0.0410378397429992" calcext:value-type="float">
            <text:p>0,041037839742999</text:p>
          </table:table-cell>
        </table:table-row>
        <table:table-row table:style-name="ro1">
          <table:table-cell office:value-type="string" calcext:value-type="string">
            <text:p>NOHA</text:p>
          </table:table-cell>
          <table:table-cell table:style-name="ce49" office:value-type="float" office:value="0.859024563211611" calcext:value-type="float">
            <text:p>0,859024563211611</text:p>
          </table:table-cell>
          <table:table-cell table:style-name="ce148" office:value-type="float" office:value="0.932893703228554" calcext:value-type="float">
            <text:p>0,932893703228554</text:p>
          </table:table-cell>
          <table:table-cell table:formula="of:=([.B48]+[.C48])/2" office:value-type="float" office:value="0.895959133220083" calcext:value-type="float">
            <text:p>0,895959133220083</text:p>
          </table:table-cell>
          <table:table-cell table:formula="of:=STDEV([.B48:.C48])" office:value-type="float" office:value="0.052233369826399" calcext:value-type="float">
            <text:p>0,052233369826399</text:p>
          </table:table-cell>
        </table:table-row>
        <table:table-row table:style-name="ro1">
          <table:table-cell office:value-type="string" calcext:value-type="string">
            <text:p>AMARIN</text:p>
          </table:table-cell>
          <table:table-cell table:style-name="ce50" office:value-type="float" office:value="0.883353374010886" calcext:value-type="float">
            <text:p>0,883353374010886</text:p>
          </table:table-cell>
          <table:table-cell table:style-name="ce149" office:value-type="float" office:value="0.856121623609621" calcext:value-type="float">
            <text:p>0,856121623609621</text:p>
          </table:table-cell>
          <table:table-cell table:formula="of:=([.B49]+[.C49])/2" office:value-type="float" office:value="0.869737498810254" calcext:value-type="float">
            <text:p>0,869737498810254</text:p>
          </table:table-cell>
          <table:table-cell table:formula="of:=STDEV([.B49:.C49])" office:value-type="float" office:value="0.019255755372314" calcext:value-type="float">
            <text:p>0,019255755372314</text:p>
          </table:table-cell>
        </table:table-row>
        <table:table-row table:style-name="ro1">
          <table:table-cell office:value-type="string" calcext:value-type="string">
            <text:p>SANTE</text:p>
          </table:table-cell>
          <table:table-cell table:style-name="ce51" office:value-type="float" office:value="0.954650720047921" calcext:value-type="float">
            <text:p>0,954650720047921</text:p>
          </table:table-cell>
          <table:table-cell table:style-name="ce150" office:value-type="float" office:value="0.983968496321824" calcext:value-type="float">
            <text:p>0,983968496321824</text:p>
          </table:table-cell>
          <table:table-cell table:formula="of:=([.B50]+[.C50])/2" office:value-type="float" office:value="0.969309608184873" calcext:value-type="float">
            <text:p>0,969309608184873</text:p>
          </table:table-cell>
          <table:table-cell table:formula="of:=STDEV([.B50:.C50])" office:value-type="float" office:value="0.0207307984125869" calcext:value-type="float">
            <text:p>0,020730798412587</text:p>
          </table:table-cell>
        </table:table-row>
        <table:table-row table:style-name="ro1">
          <table:table-cell office:value-type="string" calcext:value-type="string">
            <text:p>MADELEINE</text:p>
          </table:table-cell>
          <table:table-cell table:style-name="ce52" office:value-type="float" office:value="0.91399571407634" calcext:value-type="float">
            <text:p>0,91399571407634</text:p>
          </table:table-cell>
          <table:table-cell table:style-name="ce151" office:value-type="float" office:value="0.956289544606486" calcext:value-type="float">
            <text:p>0,956289544606486</text:p>
          </table:table-cell>
          <table:table-cell table:formula="of:=([.B51]+[.C51])/2" office:value-type="float" office:value="0.935142629341413" calcext:value-type="float">
            <text:p>0,935142629341413</text:p>
          </table:table-cell>
          <table:table-cell table:formula="of:=STDEV([.B51:.C51])" office:value-type="float" office:value="0.029906254370221" calcext:value-type="float">
            <text:p>0,029906254370221</text:p>
          </table:table-cell>
        </table:table-row>
        <table:table-row table:style-name="ro1">
          <table:table-cell office:value-type="string" calcext:value-type="string">
            <text:p>NK05-164</text:p>
          </table:table-cell>
          <table:table-cell table:style-name="ce53" office:value-type="float" office:value="0.93333166325862" calcext:value-type="float">
            <text:p>0,93333166325862</text:p>
          </table:table-cell>
          <table:table-cell table:style-name="ce152" office:value-type="float" office:value="0.941992694985243" calcext:value-type="float">
            <text:p>0,941992694985243</text:p>
          </table:table-cell>
          <table:table-cell table:formula="of:=([.B52]+[.C52])/2" office:value-type="float" office:value="0.937662179121931" calcext:value-type="float">
            <text:p>0,937662179121931</text:p>
          </table:table-cell>
          <table:table-cell table:formula="of:=STDEV([.B52:.C52])" office:value-type="float" office:value="0.00612427426596697" calcext:value-type="float">
            <text:p>0,006124274265967</text:p>
          </table:table-cell>
        </table:table-row>
        <table:table-row table:style-name="ro1">
          <table:table-cell office:value-type="string" calcext:value-type="string">
            <text:p>ABUNDANCIA</text:p>
          </table:table-cell>
          <table:table-cell table:style-name="ce54" office:value-type="float" office:value="0.919024388329022" calcext:value-type="float">
            <text:p>0,919024388329022</text:p>
          </table:table-cell>
          <table:table-cell table:style-name="ce153" office:value-type="float" office:value="0.759149162200418" calcext:value-type="float">
            <text:p>0,759149162200418</text:p>
          </table:table-cell>
          <table:table-cell table:formula="of:=([.B53]+[.C53])/2" office:value-type="float" office:value="0.83908677526472" calcext:value-type="float">
            <text:p>0,83908677526472</text:p>
          </table:table-cell>
          <table:table-cell table:formula="of:=STDEV([.B53:.C53])" office:value-type="float" office:value="0.113048856539269" calcext:value-type="float">
            <text:p>0,113048856539269</text:p>
          </table:table-cell>
        </table:table-row>
        <table:table-row table:style-name="ro1">
          <table:table-cell office:value-type="string" calcext:value-type="string">
            <text:p>N-180</text:p>
          </table:table-cell>
          <table:table-cell table:style-name="ce55" office:value-type="float" office:value="0.83091652169296" calcext:value-type="float">
            <text:p>0,83091652169296</text:p>
          </table:table-cell>
          <table:table-cell table:style-name="ce154" office:value-type="float" office:value="0.815456291456224" calcext:value-type="float">
            <text:p>0,815456291456224</text:p>
          </table:table-cell>
          <table:table-cell table:formula="of:=([.B54]+[.C54])/2" office:value-type="float" office:value="0.823186406574592" calcext:value-type="float">
            <text:p>0,823186406574592</text:p>
          </table:table-cell>
          <table:table-cell table:formula="of:=STDEV([.B54:.C54])" office:value-type="float" office:value="0.0109320336391013" calcext:value-type="float">
            <text:p>0,010932033639101</text:p>
          </table:table-cell>
        </table:table-row>
        <table:table-row table:style-name="ro1">
          <table:table-cell office:value-type="string" calcext:value-type="string">
            <text:p>EUROPRIMA</text:p>
          </table:table-cell>
          <table:table-cell table:style-name="ce56" office:value-type="float" office:value="0.796120260475132" calcext:value-type="float">
            <text:p>0,796120260475132</text:p>
          </table:table-cell>
          <table:table-cell table:style-name="ce155" office:value-type="float" office:value="0.873908850739413" calcext:value-type="float">
            <text:p>0,873908850739413</text:p>
          </table:table-cell>
          <table:table-cell table:formula="of:=([.B55]+[.C55])/2" office:value-type="float" office:value="0.835014555607273" calcext:value-type="float">
            <text:p>0,835014555607273</text:p>
          </table:table-cell>
          <table:table-cell table:formula="of:=STDEV([.B55:.C55])" office:value-type="float" office:value="0.0550048396748149" calcext:value-type="float">
            <text:p>0,055004839674815</text:p>
          </table:table-cell>
        </table:table-row>
        <table:table-row table:style-name="ro1">
          <table:table-cell office:value-type="string" calcext:value-type="string">
            <text:p>TITANIUM</text:p>
          </table:table-cell>
          <table:table-cell table:style-name="ce57" office:value-type="float" office:value="0.8309838822019" calcext:value-type="float">
            <text:p>0,8309838822019</text:p>
          </table:table-cell>
          <table:table-cell table:style-name="ce156" office:value-type="float" office:value="0.90922574461196" calcext:value-type="float">
            <text:p>0,90922574461196</text:p>
          </table:table-cell>
          <table:table-cell table:formula="of:=([.B56]+[.C56])/2" office:value-type="float" office:value="0.87010481340693" calcext:value-type="float">
            <text:p>0,87010481340693</text:p>
          </table:table-cell>
          <table:table-cell table:formula="of:=STDEV([.B56:.C56])" office:value-type="float" office:value="0.0553253514828183" calcext:value-type="float">
            <text:p>0,055325351482818</text:p>
          </table:table-cell>
        </table:table-row>
        <table:table-row table:style-name="ro1">
          <table:table-cell office:value-type="string" calcext:value-type="string">
            <text:p>TRIOMPHE</text:p>
          </table:table-cell>
          <table:table-cell table:style-name="ce58" office:value-type="float" office:value="0.899821259487273" calcext:value-type="float">
            <text:p>0,899821259487273</text:p>
          </table:table-cell>
          <table:table-cell table:style-name="ce157" office:value-type="float" office:value="0.824148979778686" calcext:value-type="float">
            <text:p>0,824148979778686</text:p>
          </table:table-cell>
          <table:table-cell table:formula="of:=([.B57]+[.C57])/2" office:value-type="float" office:value="0.861985119632979" calcext:value-type="float">
            <text:p>0,861985119632979</text:p>
          </table:table-cell>
          <table:table-cell table:formula="of:=STDEV([.B57:.C57])" office:value-type="float" office:value="0.0535083821297871" calcext:value-type="float">
            <text:p>0,053508382129787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table:style-name="ce59" office:value-type="float" office:value="0.94971421388403" calcext:value-type="float">
            <text:p>0,94971421388403</text:p>
          </table:table-cell>
          <table:table-cell table:style-name="ce158" office:value-type="float" office:value="0.884104827710848" calcext:value-type="float">
            <text:p>0,884104827710848</text:p>
          </table:table-cell>
          <table:table-cell table:formula="of:=([.B58]+[.C58])/2" office:value-type="float" office:value="0.916909520797439" calcext:value-type="float">
            <text:p>0,916909520797439</text:p>
          </table:table-cell>
          <table:table-cell table:formula="of:=STDEV([.B58:.C58])" office:value-type="float" office:value="0.0463928418725438" calcext:value-type="float">
            <text:p>0,046392841872544</text:p>
          </table:table-cell>
        </table:table-row>
        <table:table-row table:style-name="ro1">
          <table:table-cell office:value-type="string" calcext:value-type="string">
            <text:p>LADYTERRA</text:p>
          </table:table-cell>
          <table:table-cell table:style-name="ce60" office:value-type="float" office:value="0.930318917937816" calcext:value-type="float">
            <text:p>0,930318917937816</text:p>
          </table:table-cell>
          <table:table-cell table:style-name="ce159" office:value-type="float" office:value="0.903279473966862" calcext:value-type="float">
            <text:p>0,903279473966862</text:p>
          </table:table-cell>
          <table:table-cell table:formula="of:=([.B59]+[.C59])/2" office:value-type="float" office:value="0.916799195952339" calcext:value-type="float">
            <text:p>0,916799195952339</text:p>
          </table:table-cell>
          <table:table-cell table:formula="of:=STDEV([.B59:.C59])" office:value-type="float" office:value="0.0191197741913753" calcext:value-type="float">
            <text:p>0,019119774191375</text:p>
          </table:table-cell>
        </table:table-row>
        <table:table-row table:style-name="ro1">
          <table:table-cell office:value-type="string" calcext:value-type="string">
            <text:p>REDIVA</text:p>
          </table:table-cell>
          <table:table-cell table:style-name="ce61" office:value-type="float" office:value="0.889287807685133" calcext:value-type="float">
            <text:p>0,889287807685133</text:p>
          </table:table-cell>
          <table:table-cell table:style-name="ce160" office:value-type="float" office:value="0.918382332868294" calcext:value-type="float">
            <text:p>0,918382332868294</text:p>
          </table:table-cell>
          <table:table-cell table:formula="of:=([.B60]+[.C60])/2" office:value-type="float" office:value="0.903835070276713" calcext:value-type="float">
            <text:p>0,903835070276713</text:p>
          </table:table-cell>
          <table:table-cell table:formula="of:=STDEV([.B60:.C60])" office:value-type="float" office:value="0.0205729360524159" calcext:value-type="float">
            <text:p>0,020572936052416</text:p>
          </table:table-cell>
        </table:table-row>
        <table:table-row table:style-name="ro1">
          <table:table-cell office:value-type="string" calcext:value-type="string">
            <text:p>DRAGA</text:p>
          </table:table-cell>
          <table:table-cell table:style-name="ce62" office:value-type="float" office:value="0.90631656491087" calcext:value-type="float">
            <text:p>0,90631656491087</text:p>
          </table:table-cell>
          <table:table-cell table:style-name="ce161" office:value-type="float" office:value="0.835473809618652" calcext:value-type="float">
            <text:p>0,835473809618652</text:p>
          </table:table-cell>
          <table:table-cell table:formula="of:=([.B61]+[.C61])/2" office:value-type="float" office:value="0.870895187264761" calcext:value-type="float">
            <text:p>0,870895187264761</text:p>
          </table:table-cell>
          <table:table-cell table:formula="of:=STDEV([.B61:.C61])" office:value-type="float" office:value="0.0500933926650665" calcext:value-type="float">
            <text:p>0,050093392665067</text:p>
          </table:table-cell>
        </table:table-row>
        <table:table-row table:style-name="ro1">
          <table:table-cell office:value-type="string" calcext:value-type="string">
            <text:p>JAERLA</text:p>
          </table:table-cell>
          <table:table-cell table:style-name="ce63" office:value-type="float" office:value="0.898324475564047" calcext:value-type="float">
            <text:p>0,898324475564047</text:p>
          </table:table-cell>
          <table:table-cell table:style-name="ce162" office:value-type="float" office:value="0.830224816266961" calcext:value-type="float">
            <text:p>0,830224816266961</text:p>
          </table:table-cell>
          <table:table-cell table:formula="of:=([.B62]+[.C62])/2" office:value-type="float" office:value="0.864274645915504" calcext:value-type="float">
            <text:p>0,864274645915504</text:p>
          </table:table-cell>
          <table:table-cell table:formula="of:=STDEV([.B62:.C62])" office:value-type="float" office:value="0.048153730885463" calcext:value-type="float">
            <text:p>0,048153730885463</text:p>
          </table:table-cell>
        </table:table-row>
        <table:table-row table:style-name="ro1">
          <table:table-cell office:value-type="string" calcext:value-type="string">
            <text:p>PICOBELLO</text:p>
          </table:table-cell>
          <table:table-cell table:style-name="ce64" office:value-type="float" office:value="0.738268563918158" calcext:value-type="float">
            <text:p>0,738268563918158</text:p>
          </table:table-cell>
          <table:table-cell table:style-name="ce163" office:value-type="float" office:value="0.875636557296742" calcext:value-type="float">
            <text:p>0,875636557296742</text:p>
          </table:table-cell>
          <table:table-cell table:formula="of:=([.B63]+[.C63])/2" office:value-type="float" office:value="0.80695256060745" calcext:value-type="float">
            <text:p>0,80695256060745</text:p>
          </table:table-cell>
          <table:table-cell table:formula="of:=STDEV([.B63:.C63])" office:value-type="float" office:value="0.0971338396359855" calcext:value-type="float">
            <text:p>0,097133839635986</text:p>
          </table:table-cell>
        </table:table-row>
        <table:table-row table:style-name="ro1">
          <table:table-cell office:value-type="string" calcext:value-type="string">
            <text:p>ELODY</text:p>
          </table:table-cell>
          <table:table-cell table:style-name="ce65" office:value-type="float" office:value="0.86293752669119" calcext:value-type="float">
            <text:p>0,86293752669119</text:p>
          </table:table-cell>
          <table:table-cell table:style-name="ce164" office:value-type="float" office:value="0.819387468178116" calcext:value-type="float">
            <text:p>0,819387468178116</text:p>
          </table:table-cell>
          <table:table-cell table:formula="of:=([.B64]+[.C64])/2" office:value-type="float" office:value="0.841162497434653" calcext:value-type="float">
            <text:p>0,841162497434653</text:p>
          </table:table-cell>
          <table:table-cell table:formula="of:=STDEV([.B64:.C64])" office:value-type="float" office:value="0.0307945416956655" calcext:value-type="float">
            <text:p>0,030794541695666</text:p>
          </table:table-cell>
        </table:table-row>
        <table:table-row table:style-name="ro1">
          <table:table-cell office:value-type="string" calcext:value-type="string">
            <text:p>HONORATA</text:p>
          </table:table-cell>
          <table:table-cell table:style-name="ce66" office:value-type="float" office:value="0.963117818206714" calcext:value-type="float">
            <text:p>0,963117818206714</text:p>
          </table:table-cell>
          <table:table-cell table:style-name="ce165" office:value-type="float" office:value="0.903423991348603" calcext:value-type="float">
            <text:p>0,903423991348603</text:p>
          </table:table-cell>
          <table:table-cell table:formula="of:=([.B65]+[.C65])/2" office:value-type="float" office:value="0.933270904777659" calcext:value-type="float">
            <text:p>0,933270904777659</text:p>
          </table:table-cell>
          <table:table-cell table:formula="of:=STDEV([.B65:.C65])" office:value-type="float" office:value="0.0422099097663459" calcext:value-type="float">
            <text:p>0,042209909766346</text:p>
          </table:table-cell>
        </table:table-row>
        <table:table-row table:style-name="ro1">
          <table:table-cell office:value-type="string" calcext:value-type="string">
            <text:p>BARTINA</text:p>
          </table:table-cell>
          <table:table-cell table:style-name="ce67" office:value-type="float" office:value="0.891042755972319" calcext:value-type="float">
            <text:p>0,891042755972319</text:p>
          </table:table-cell>
          <table:table-cell table:style-name="ce166" office:value-type="float" office:value="0.829028446062274" calcext:value-type="float">
            <text:p>0,829028446062274</text:p>
          </table:table-cell>
          <table:table-cell table:formula="of:=([.B66]+[.C66])/2" office:value-type="float" office:value="0.860035601017297" calcext:value-type="float">
            <text:p>0,860035601017297</text:p>
          </table:table-cell>
          <table:table-cell table:formula="of:=STDEV([.B66:.C66])" office:value-type="float" office:value="0.0438507390679969" calcext:value-type="float">
            <text:p>0,043850739067997</text:p>
          </table:table-cell>
        </table:table-row>
        <table:table-row table:style-name="ro1">
          <table:table-cell office:value-type="string" calcext:value-type="string">
            <text:p>LEVANTINA</text:p>
          </table:table-cell>
          <table:table-cell table:style-name="ce68" office:value-type="float" office:value="0.828796464620462" calcext:value-type="float">
            <text:p>0,828796464620462</text:p>
          </table:table-cell>
          <table:table-cell table:style-name="ce167" office:value-type="float" office:value="0.922678931574114" calcext:value-type="float">
            <text:p>0,922678931574114</text:p>
          </table:table-cell>
          <table:table-cell table:formula="of:=([.B67]+[.C67])/2" office:value-type="float" office:value="0.875737698097288" calcext:value-type="float">
            <text:p>0,875737698097288</text:p>
          </table:table-cell>
          <table:table-cell table:formula="of:=STDEV([.B67:.C67])" office:value-type="float" office:value="0.0663849290174493" calcext:value-type="float">
            <text:p>0,066384929017449</text:p>
          </table:table-cell>
        </table:table-row>
        <table:table-row table:style-name="ro1">
          <table:table-cell office:value-type="string" calcext:value-type="string">
            <text:p>KENNEBEC</text:p>
          </table:table-cell>
          <table:table-cell table:style-name="ce69" office:value-type="float" office:value="0.912916913449924" calcext:value-type="float">
            <text:p>0,912916913449924</text:p>
          </table:table-cell>
          <table:table-cell table:style-name="ce168" office:value-type="float" office:value="0.920310783299053" calcext:value-type="float">
            <text:p>0,920310783299053</text:p>
          </table:table-cell>
          <table:table-cell table:formula="of:=([.B68]+[.C68])/2" office:value-type="float" office:value="0.916613848374488" calcext:value-type="float">
            <text:p>0,916613848374488</text:p>
          </table:table-cell>
          <table:table-cell table:formula="of:=STDEV([.B68:.C68])" office:value-type="float" office:value="0.00522825550952982" calcext:value-type="float">
            <text:p>0,00522825550953</text:p>
          </table:table-cell>
        </table:table-row>
        <table:table-row table:style-name="ro1">
          <table:table-cell office:value-type="string" calcext:value-type="string">
            <text:p>ALIBABA</text:p>
          </table:table-cell>
          <table:table-cell table:style-name="ce70" office:value-type="float" office:value="0.899355251320654" calcext:value-type="float">
            <text:p>0,899355251320654</text:p>
          </table:table-cell>
          <table:table-cell table:style-name="ce169" office:value-type="float" office:value="0.9069979429181" calcext:value-type="float">
            <text:p>0,9069979429181</text:p>
          </table:table-cell>
          <table:table-cell table:formula="of:=([.B69]+[.C69])/2" office:value-type="float" office:value="0.903176597119377" calcext:value-type="float">
            <text:p>0,903176597119377</text:p>
          </table:table-cell>
          <table:table-cell table:formula="of:=STDEV([.B69:.C69])" office:value-type="float" office:value="0.00540419905507145" calcext:value-type="float">
            <text:p>0,005404199055071</text:p>
          </table:table-cell>
        </table:table-row>
        <table:table-row table:style-name="ro1">
          <table:table-cell office:value-type="string" calcext:value-type="string">
            <text:p>BROKE</text:p>
          </table:table-cell>
          <table:table-cell table:style-name="ce71" office:value-type="float" office:value="0.883622041363197" calcext:value-type="float">
            <text:p>0,883622041363197</text:p>
          </table:table-cell>
          <table:table-cell table:style-name="ce170" office:value-type="float" office:value="0.926495169833746" calcext:value-type="float">
            <text:p>0,926495169833746</text:p>
          </table:table-cell>
          <table:table-cell table:formula="of:=([.B70]+[.C70])/2" office:value-type="float" office:value="0.905058605598471" calcext:value-type="float">
            <text:p>0,905058605598471</text:p>
          </table:table-cell>
          <table:table-cell table:formula="of:=STDEV([.B70:.C70])" office:value-type="float" office:value="0.0303158798722072" calcext:value-type="float">
            <text:p>0,030315879872207</text:p>
          </table:table-cell>
        </table:table-row>
        <table:table-row table:style-name="ro1">
          <table:table-cell office:value-type="string" calcext:value-type="string">
            <text:p>LOANE</text:p>
          </table:table-cell>
          <table:table-cell table:style-name="ce72" office:value-type="float" office:value="0.947703256290234" calcext:value-type="float">
            <text:p>0,947703256290234</text:p>
          </table:table-cell>
          <table:table-cell table:style-name="ce171" office:value-type="float" office:value="0.868572756281367" calcext:value-type="float">
            <text:p>0,868572756281367</text:p>
          </table:table-cell>
          <table:table-cell table:formula="of:=([.B71]+[.C71])/2" office:value-type="float" office:value="0.908138006285801" calcext:value-type="float">
            <text:p>0,908138006285801</text:p>
          </table:table-cell>
          <table:table-cell table:formula="of:=STDEV([.B71:.C71])" office:value-type="float" office:value="0.055953713154952" calcext:value-type="float">
            <text:p>0,055953713154952</text:p>
          </table:table-cell>
        </table:table-row>
        <table:table-row table:style-name="ro1">
          <table:table-cell office:value-type="string" calcext:value-type="string">
            <text:p>TILBURY</text:p>
          </table:table-cell>
          <table:table-cell table:style-name="ce73" office:value-type="float" office:value="0.857347491812374" calcext:value-type="float">
            <text:p>0,857347491812374</text:p>
          </table:table-cell>
          <table:table-cell table:style-name="ce172" office:value-type="float" office:value="0.892004187141499" calcext:value-type="float">
            <text:p>0,892004187141499</text:p>
          </table:table-cell>
          <table:table-cell table:formula="of:=([.B72]+[.C72])/2" office:value-type="float" office:value="0.874675839476936" calcext:value-type="float">
            <text:p>0,874675839476936</text:p>
          </table:table-cell>
          <table:table-cell table:formula="of:=STDEV([.B72:.C72])" office:value-type="float" office:value="0.0245059842807405" calcext:value-type="float">
            <text:p>0,024505984280741</text:p>
          </table:table-cell>
        </table:table-row>
        <table:table-row table:style-name="ro1">
          <table:table-cell office:value-type="string" calcext:value-type="string">
            <text:p>MELBA</text:p>
          </table:table-cell>
          <table:table-cell table:style-name="ce74" office:value-type="float" office:value="0.876225409157159" calcext:value-type="float">
            <text:p>0,876225409157159</text:p>
          </table:table-cell>
          <table:table-cell table:style-name="ce173" office:value-type="float" office:value="0.940686054233943" calcext:value-type="float">
            <text:p>0,940686054233943</text:p>
          </table:table-cell>
          <table:table-cell table:formula="of:=([.B73]+[.C73])/2" office:value-type="float" office:value="0.908455731695551" calcext:value-type="float">
            <text:p>0,908455731695551</text:p>
          </table:table-cell>
          <table:table-cell table:formula="of:=STDEV([.B73:.C73])" office:value-type="float" office:value="0.0455805592534532" calcext:value-type="float">
            <text:p>0,045580559253453</text:p>
          </table:table-cell>
        </table:table-row>
        <table:table-row table:style-name="ro1">
          <table:table-cell office:value-type="string" calcext:value-type="string">
            <text:p>WHITE DALY</text:p>
          </table:table-cell>
          <table:table-cell table:style-name="ce75" office:value-type="float" office:value="0.924722783669178" calcext:value-type="float">
            <text:p>0,924722783669178</text:p>
          </table:table-cell>
          <table:table-cell table:style-name="ce174" office:value-type="float" office:value="0.743427362333044" calcext:value-type="float">
            <text:p>0,743427362333044</text:p>
          </table:table-cell>
          <table:table-cell table:formula="of:=([.B74]+[.C74])/2" office:value-type="float" office:value="0.834075073001111" calcext:value-type="float">
            <text:p>0,834075073001111</text:p>
          </table:table-cell>
          <table:table-cell table:formula="of:=STDEV([.B74:.C74])" office:value-type="float" office:value="0.128195221824853" calcext:value-type="float">
            <text:p>0,128195221824853</text:p>
          </table:table-cell>
        </table:table-row>
        <table:table-row table:style-name="ro1">
          <table:table-cell office:value-type="string" calcext:value-type="string">
            <text:p>05116-4</text:p>
          </table:table-cell>
          <table:table-cell table:style-name="ce76" office:value-type="float" office:value="0.912975711664889" calcext:value-type="float">
            <text:p>0,912975711664889</text:p>
          </table:table-cell>
          <table:table-cell table:style-name="ce175" office:value-type="float" office:value="0.605063671618849" calcext:value-type="float">
            <text:p>0,605063671618849</text:p>
          </table:table-cell>
          <table:table-cell table:formula="of:=([.B75]+[.C75])/2" office:value-type="float" office:value="0.759019691641869" calcext:value-type="float">
            <text:p>0,759019691641869</text:p>
          </table:table-cell>
          <table:table-cell table:formula="of:=STDEV([.B75:.C75])" office:value-type="float" office:value="0.217726691525539" calcext:value-type="float">
            <text:p>0,217726691525539</text:p>
          </table:table-cell>
        </table:table-row>
        <table:table-row table:style-name="ro1">
          <table:table-cell office:value-type="string" calcext:value-type="string">
            <text:p>SOPRANO </text:p>
          </table:table-cell>
          <table:table-cell table:style-name="ce77" office:value-type="float" office:value="0.847255008113145" calcext:value-type="float">
            <text:p>0,847255008113145</text:p>
          </table:table-cell>
          <table:table-cell table:style-name="ce176" office:value-type="float" office:value="0.921819458541185" calcext:value-type="float">
            <text:p>0,921819458541185</text:p>
          </table:table-cell>
          <table:table-cell table:formula="of:=([.B76]+[.C76])/2" office:value-type="float" office:value="0.884537233327165" calcext:value-type="float">
            <text:p>0,884537233327165</text:p>
          </table:table-cell>
          <table:table-cell table:formula="of:=STDEV([.B76:.C76])" office:value-type="float" office:value="0.0527250285331153" calcext:value-type="float">
            <text:p>0,052725028533115</text:p>
          </table:table-cell>
        </table:table-row>
        <table:table-row table:style-name="ro1">
          <table:table-cell office:value-type="string" calcext:value-type="string">
            <text:p>GAUDI</text:p>
          </table:table-cell>
          <table:table-cell table:style-name="ce78" office:value-type="float" office:value="0.892130677726369" calcext:value-type="float">
            <text:p>0,892130677726369</text:p>
          </table:table-cell>
          <table:table-cell table:style-name="ce177" office:value-type="float" office:value="0.920685376103202" calcext:value-type="float">
            <text:p>0,920685376103202</text:p>
          </table:table-cell>
          <table:table-cell table:formula="of:=([.B77]+[.C77])/2" office:value-type="float" office:value="0.906408026914786" calcext:value-type="float">
            <text:p>0,906408026914786</text:p>
          </table:table-cell>
          <table:table-cell table:formula="of:=STDEV([.B77:.C77])" office:value-type="float" office:value="0.0201912208569951" calcext:value-type="float">
            <text:p>0,020191220856995</text:p>
          </table:table-cell>
        </table:table-row>
        <table:table-row table:style-name="ro1">
          <table:table-cell office:value-type="string" calcext:value-type="string">
            <text:p>ANNABELLE</text:p>
          </table:table-cell>
          <table:table-cell table:style-name="ce79" office:value-type="float" office:value="0.941509737489934" calcext:value-type="float">
            <text:p>0,941509737489934</text:p>
          </table:table-cell>
          <table:table-cell table:style-name="ce178" office:value-type="float" office:value="0.935566994486002" calcext:value-type="float">
            <text:p>0,935566994486002</text:p>
          </table:table-cell>
          <table:table-cell table:formula="of:=([.B78]+[.C78])/2" office:value-type="float" office:value="0.938538365987968" calcext:value-type="float">
            <text:p>0,938538365987968</text:p>
          </table:table-cell>
          <table:table-cell table:formula="of:=STDEV([.B78:.C78])" office:value-type="float" office:value="0.00420215387692919" calcext:value-type="float">
            <text:p>0,004202153876929</text:p>
          </table:table-cell>
        </table:table-row>
        <table:table-row table:style-name="ro1">
          <table:table-cell office:value-type="string" calcext:value-type="string">
            <text:p>SAENSACION</text:p>
          </table:table-cell>
          <table:table-cell table:style-name="ce80" office:value-type="float" office:value="0.933532186602823" calcext:value-type="float">
            <text:p>0,933532186602823</text:p>
          </table:table-cell>
          <table:table-cell table:style-name="ce179" office:value-type="float" office:value="0.920956123668168" calcext:value-type="float">
            <text:p>0,920956123668168</text:p>
          </table:table-cell>
          <table:table-cell table:formula="of:=([.B79]+[.C79])/2" office:value-type="float" office:value="0.927244155135496" calcext:value-type="float">
            <text:p>0,927244155135496</text:p>
          </table:table-cell>
          <table:table-cell table:formula="of:=STDEV([.B79:.C79])" office:value-type="float" office:value="0.0088926193817234" calcext:value-type="float">
            <text:p>0,008892619381723</text:p>
          </table:table-cell>
        </table:table-row>
        <table:table-row table:style-name="ro1">
          <table:table-cell office:value-type="string" calcext:value-type="string">
            <text:p>EMERAUDE</text:p>
          </table:table-cell>
          <table:table-cell table:style-name="ce81" office:value-type="float" office:value="0.356388408946934" calcext:value-type="float">
            <text:p>0,356388408946934</text:p>
          </table:table-cell>
          <table:table-cell table:style-name="ce180" office:value-type="float" office:value="0.98211878095859" calcext:value-type="float">
            <text:p>0,98211878095859</text:p>
          </table:table-cell>
          <table:table-cell table:formula="of:=([.B80]+[.C80])/2" office:value-type="float" office:value="0.669253594952762" calcext:value-type="float">
            <text:p>0,669253594952762</text:p>
          </table:table-cell>
          <table:table-cell table:formula="of:=STDEV([.B80:.C80])" office:value-type="float" office:value="0.442458189243823" calcext:value-type="float">
            <text:p>0,442458189243823</text:p>
          </table:table-cell>
        </table:table-row>
        <table:table-row table:style-name="ro1">
          <table:table-cell office:value-type="string" calcext:value-type="string">
            <text:p>BRODICK</text:p>
          </table:table-cell>
          <table:table-cell table:style-name="ce82" office:value-type="float" office:value="0.865166586768215" calcext:value-type="float">
            <text:p>0,865166586768215</text:p>
          </table:table-cell>
          <table:table-cell table:style-name="ce181" office:value-type="float" office:value="0.854467212719458" calcext:value-type="float">
            <text:p>0,854467212719458</text:p>
          </table:table-cell>
          <table:table-cell table:formula="of:=([.B81]+[.C81])/2" office:value-type="float" office:value="0.859816899743837" calcext:value-type="float">
            <text:p>0,859816899743837</text:p>
          </table:table-cell>
          <table:table-cell table:formula="of:=STDEV([.B81:.C81])" office:value-type="float" office:value="0.00756559994432751" calcext:value-type="float">
            <text:p>0,007565599944328</text:p>
          </table:table-cell>
        </table:table-row>
        <table:table-row table:style-name="ro1">
          <table:table-cell office:value-type="string" calcext:value-type="string">
            <text:p>BINTJE</text:p>
          </table:table-cell>
          <table:table-cell table:style-name="ce83" office:value-type="float" office:value="0.932749217850181" calcext:value-type="float">
            <text:p>0,932749217850181</text:p>
          </table:table-cell>
          <table:table-cell table:style-name="ce182" office:value-type="float" office:value="0.760922945479392" calcext:value-type="float">
            <text:p>0,760922945479392</text:p>
          </table:table-cell>
          <table:table-cell table:formula="of:=([.B82]+[.C82])/2" office:value-type="float" office:value="0.846836081664787" calcext:value-type="float">
            <text:p>0,846836081664787</text:p>
          </table:table-cell>
          <table:table-cell table:formula="of:=STDEV([.B82:.C82])" office:value-type="float" office:value="0.121499522379392" calcext:value-type="float">
            <text:p>0,121499522379392</text:p>
          </table:table-cell>
        </table:table-row>
        <table:table-row table:style-name="ro1">
          <table:table-cell office:value-type="string" calcext:value-type="string">
            <text:p>SPUNTA</text:p>
          </table:table-cell>
          <table:table-cell table:style-name="ce84" office:value-type="float" office:value="0.914311631314801" calcext:value-type="float">
            <text:p>0,914311631314801</text:p>
          </table:table-cell>
          <table:table-cell table:style-name="ce183" office:value-type="float" office:value="0.848963364397895" calcext:value-type="float">
            <text:p>0,848963364397895</text:p>
          </table:table-cell>
          <table:table-cell table:formula="of:=([.B83]+[.C83])/2" office:value-type="float" office:value="0.881637497856348" calcext:value-type="float">
            <text:p>0,881637497856348</text:p>
          </table:table-cell>
          <table:table-cell table:formula="of:=STDEV([.B83:.C83])" office:value-type="float" office:value="0.0462082026757327" calcext:value-type="float">
            <text:p>0,046208202675733</text:p>
          </table:table-cell>
        </table:table-row>
        <table:table-row table:style-name="ro1">
          <table:table-cell office:value-type="string" calcext:value-type="string">
            <text:p>BEA</text:p>
          </table:table-cell>
          <table:table-cell table:style-name="ce85" office:value-type="float" office:value="0.900829439393921" calcext:value-type="float">
            <text:p>0,900829439393921</text:p>
          </table:table-cell>
          <table:table-cell table:style-name="ce184" office:value-type="float" office:value="0.945185155888632" calcext:value-type="float">
            <text:p>0,945185155888632</text:p>
          </table:table-cell>
          <table:table-cell table:formula="of:=([.B84]+[.C84])/2" office:value-type="float" office:value="0.923007297641277" calcext:value-type="float">
            <text:p>0,923007297641277</text:p>
          </table:table-cell>
          <table:table-cell table:formula="of:=STDEV([.B84:.C84])" office:value-type="float" office:value="0.0313642279177982" calcext:value-type="float">
            <text:p>0,031364227917798</text:p>
          </table:table-cell>
        </table:table-row>
        <table:table-row table:style-name="ro1">
          <table:table-cell office:value-type="string" calcext:value-type="string">
            <text:p>GATSBY</text:p>
          </table:table-cell>
          <table:table-cell table:style-name="ce86" office:value-type="float" office:value="0.899039816725227" calcext:value-type="float">
            <text:p>0,899039816725227</text:p>
          </table:table-cell>
          <table:table-cell table:style-name="ce185" office:value-type="float" office:value="0.867705274585866" calcext:value-type="float">
            <text:p>0,867705274585866</text:p>
          </table:table-cell>
          <table:table-cell table:formula="of:=([.B85]+[.C85])/2" office:value-type="float" office:value="0.883372545655547" calcext:value-type="float">
            <text:p>0,883372545655547</text:p>
          </table:table-cell>
          <table:table-cell table:formula="of:=STDEV([.B85:.C85])" office:value-type="float" office:value="0.0221568672321177" calcext:value-type="float">
            <text:p>0,022156867232118</text:p>
          </table:table-cell>
        </table:table-row>
        <table:table-row table:style-name="ro1">
          <table:table-cell office:value-type="string" calcext:value-type="string">
            <text:p>ROJARIÑON</text:p>
          </table:table-cell>
          <table:table-cell table:style-name="ce87" office:value-type="float" office:value="0.702696364557231" calcext:value-type="float">
            <text:p>0,702696364557231</text:p>
          </table:table-cell>
          <table:table-cell table:style-name="ce186" office:value-type="float" office:value="0.835059271537152" calcext:value-type="float">
            <text:p>0,835059271537152</text:p>
          </table:table-cell>
          <table:table-cell table:formula="of:=([.B86]+[.C86])/2" office:value-type="float" office:value="0.768877818047192" calcext:value-type="float">
            <text:p>0,768877818047192</text:p>
          </table:table-cell>
          <table:table-cell table:formula="of:=STDEV([.B86:.C86])" office:value-type="float" office:value="0.0935947091030664" calcext:value-type="float">
            <text:p>0,093594709103066</text:p>
          </table:table-cell>
        </table:table-row>
        <table:table-row table:style-name="ro1">
          <table:table-cell office:value-type="string" calcext:value-type="string">
            <text:p>FORTUS</text:p>
          </table:table-cell>
          <table:table-cell table:style-name="ce88" office:value-type="float" office:value="0.84919292063907" calcext:value-type="float">
            <text:p>0,84919292063907</text:p>
          </table:table-cell>
          <table:table-cell table:style-name="ce187" office:value-type="float" office:value="0.973648008840222" calcext:value-type="float">
            <text:p>0,973648008840222</text:p>
          </table:table-cell>
          <table:table-cell table:formula="of:=([.B87]+[.C87])/2" office:value-type="float" office:value="0.911420464739646" calcext:value-type="float">
            <text:p>0,911420464739646</text:p>
          </table:table-cell>
          <table:table-cell table:formula="of:=STDEV([.B87:.C87])" office:value-type="float" office:value="0.0880030368202045" calcext:value-type="float">
            <text:p>0,088003036820205</text:p>
          </table:table-cell>
        </table:table-row>
        <table:table-row table:style-name="ro1">
          <table:table-cell office:value-type="string" calcext:value-type="string">
            <text:p>MARFONA</text:p>
          </table:table-cell>
          <table:table-cell table:style-name="ce89" office:value-type="float" office:value="0.972052962575999" calcext:value-type="float">
            <text:p>0,972052962575999</text:p>
          </table:table-cell>
          <table:table-cell table:style-name="ce188" office:value-type="float" office:value="0.884618797180353" calcext:value-type="float">
            <text:p>0,884618797180353</text:p>
          </table:table-cell>
          <table:table-cell table:formula="of:=([.B88]+[.C88])/2" office:value-type="float" office:value="0.928335879878176" calcext:value-type="float">
            <text:p>0,928335879878176</text:p>
          </table:table-cell>
          <table:table-cell table:formula="of:=STDEV([.B88:.C88])" office:value-type="float" office:value="0.0618252912586474" calcext:value-type="float">
            <text:p>0,061825291258648</text:p>
          </table:table-cell>
        </table:table-row>
        <table:table-row table:style-name="ro1">
          <table:table-cell office:value-type="string" calcext:value-type="string">
            <text:p>NKD-174</text:p>
          </table:table-cell>
          <table:table-cell table:style-name="ce90" office:value-type="float" office:value="0.844577233044869" calcext:value-type="float">
            <text:p>0,844577233044869</text:p>
          </table:table-cell>
          <table:table-cell table:style-name="ce189" office:value-type="float" office:value="0.915466936614006" calcext:value-type="float">
            <text:p>0,915466936614006</text:p>
          </table:table-cell>
          <table:table-cell table:formula="of:=([.B89]+[.C89])/2" office:value-type="float" office:value="0.880022084829438" calcext:value-type="float">
            <text:p>0,880022084829438</text:p>
          </table:table-cell>
          <table:table-cell table:formula="of:=STDEV([.B89:.C89])" office:value-type="float" office:value="0.0501265901100409" calcext:value-type="float">
            <text:p>0,050126590110041</text:p>
          </table:table-cell>
        </table:table-row>
        <table:table-row table:style-name="ro1">
          <table:table-cell office:value-type="string" calcext:value-type="string">
            <text:p>MONDEO</text:p>
          </table:table-cell>
          <table:table-cell table:style-name="ce91" office:value-type="float" office:value="0.93434308340844" calcext:value-type="float">
            <text:p>0,93434308340844</text:p>
          </table:table-cell>
          <table:table-cell table:style-name="ce190" office:value-type="float" office:value="0.876323078853813" calcext:value-type="float">
            <text:p>0,876323078853813</text:p>
          </table:table-cell>
          <table:table-cell table:formula="of:=([.B90]+[.C90])/2" office:value-type="float" office:value="0.905333081131126" calcext:value-type="float">
            <text:p>0,905333081131126</text:p>
          </table:table-cell>
          <table:table-cell table:formula="of:=STDEV([.B90:.C90])" office:value-type="float" office:value="0.041026338665051" calcext:value-type="float">
            <text:p>0,041026338665051</text:p>
          </table:table-cell>
        </table:table-row>
        <table:table-row table:style-name="ro1">
          <table:table-cell office:value-type="string" calcext:value-type="string">
            <text:p>LIBERTAS</text:p>
          </table:table-cell>
          <table:table-cell table:style-name="ce92" office:value-type="float" office:value="0.897492593315116" calcext:value-type="float">
            <text:p>0,897492593315116</text:p>
          </table:table-cell>
          <table:table-cell table:style-name="ce191" office:value-type="float" office:value="0.876042844399766" calcext:value-type="float">
            <text:p>0,876042844399766</text:p>
          </table:table-cell>
          <table:table-cell table:formula="of:=([.B91]+[.C91])/2" office:value-type="float" office:value="0.886767718857441" calcext:value-type="float">
            <text:p>0,886767718857441</text:p>
          </table:table-cell>
          <table:table-cell table:formula="of:=STDEV([.B91:.C91])" office:value-type="float" office:value="0.0151672629127928" calcext:value-type="float">
            <text:p>0,015167262912793</text:p>
          </table:table-cell>
        </table:table-row>
        <table:table-row table:style-name="ro1">
          <table:table-cell office:value-type="string" calcext:value-type="string">
            <text:p>SIRTEMA</text:p>
          </table:table-cell>
          <table:table-cell table:style-name="ce93" office:value-type="float" office:value="0.911183790336014" calcext:value-type="float">
            <text:p>0,911183790336014</text:p>
          </table:table-cell>
          <table:table-cell table:style-name="ce192" office:value-type="float" office:value="0.703465235746595" calcext:value-type="float">
            <text:p>0,703465235746595</text:p>
          </table:table-cell>
          <table:table-cell table:formula="of:=([.B92]+[.C92])/2" office:value-type="float" office:value="0.807324513041304" calcext:value-type="float">
            <text:p>0,807324513041304</text:p>
          </table:table-cell>
          <table:table-cell table:formula="of:=STDEV([.B92:.C92])" office:value-type="float" office:value="0.146879198528446" calcext:value-type="float">
            <text:p>0,146879198528446</text:p>
          </table:table-cell>
        </table:table-row>
        <table:table-row table:style-name="ro1">
          <table:table-cell office:value-type="string" calcext:value-type="string">
            <text:p>DESIREE</text:p>
          </table:table-cell>
          <table:table-cell table:style-name="ce94" office:value-type="float" office:value="0.774134460227472" calcext:value-type="float">
            <text:p>0,774134460227472</text:p>
          </table:table-cell>
          <table:table-cell table:style-name="ce193" office:value-type="float" office:value="0.950934611234796" calcext:value-type="float">
            <text:p>0,950934611234796</text:p>
          </table:table-cell>
          <table:table-cell table:formula="of:=([.B93]+[.C93])/2" office:value-type="float" office:value="0.862534535731134" calcext:value-type="float">
            <text:p>0,862534535731134</text:p>
          </table:table-cell>
          <table:table-cell table:formula="of:=STDEV([.B93:.C93])" office:value-type="float" office:value="0.125016585692084" calcext:value-type="float">
            <text:p>0,125016585692084</text:p>
          </table:table-cell>
        </table:table-row>
        <table:table-row table:style-name="ro1">
          <table:table-cell office:value-type="string" calcext:value-type="string">
            <text:p>MELROSE</text:p>
          </table:table-cell>
          <table:table-cell table:style-name="ce95" office:value-type="float" office:value="0.84379663708907" calcext:value-type="float">
            <text:p>0,84379663708907</text:p>
          </table:table-cell>
          <table:table-cell table:style-name="ce194" office:value-type="float" office:value="0.863272914749362" calcext:value-type="float">
            <text:p>0,863272914749362</text:p>
          </table:table-cell>
          <table:table-cell table:formula="of:=([.B94]+[.C94])/2" office:value-type="float" office:value="0.853534775919216" calcext:value-type="float">
            <text:p>0,853534775919216</text:p>
          </table:table-cell>
          <table:table-cell table:formula="of:=STDEV([.B94:.C94])" office:value-type="float" office:value="0.0137718080058646" calcext:value-type="float">
            <text:p>0,013771808005865</text:p>
          </table:table-cell>
        </table:table-row>
        <table:table-row table:style-name="ro1">
          <table:table-cell office:value-type="string" calcext:value-type="string">
            <text:p>MORGANA</text:p>
          </table:table-cell>
          <table:table-cell table:style-name="ce96" office:value-type="float" office:value="0.888366000239392" calcext:value-type="float">
            <text:p>0,888366000239392</text:p>
          </table:table-cell>
          <table:table-cell table:style-name="ce195" office:value-type="float" office:value="0.899194586670406" calcext:value-type="float">
            <text:p>0,899194586670406</text:p>
          </table:table-cell>
          <table:table-cell table:formula="of:=([.B95]+[.C95])/2" office:value-type="float" office:value="0.893780293454899" calcext:value-type="float">
            <text:p>0,893780293454899</text:p>
          </table:table-cell>
          <table:table-cell table:formula="of:=STDEV([.B95:.C95])" office:value-type="float" office:value="0.00765696689603466" calcext:value-type="float">
            <text:p>0,007656966896035</text:p>
          </table:table-cell>
        </table:table-row>
        <table:table-row table:style-name="ro1">
          <table:table-cell office:value-type="string" calcext:value-type="string">
            <text:p>OCLAIRE</text:p>
          </table:table-cell>
          <table:table-cell table:style-name="ce97" office:value-type="float" office:value="0.850694422540583" calcext:value-type="float">
            <text:p>0,850694422540583</text:p>
          </table:table-cell>
          <table:table-cell table:style-name="ce196" office:value-type="float" office:value="0.868328646019184" calcext:value-type="float">
            <text:p>0,868328646019184</text:p>
          </table:table-cell>
          <table:table-cell table:formula="of:=([.B96]+[.C96])/2" office:value-type="float" office:value="0.859511534279883" calcext:value-type="float">
            <text:p>0,859511534279883</text:p>
          </table:table-cell>
          <table:table-cell table:formula="of:=STDEV([.B96:.C96])" office:value-type="float" office:value="0.0124692790026778" calcext:value-type="float">
            <text:p>0,012469279002678</text:p>
          </table:table-cell>
        </table:table-row>
        <table:table-row table:style-name="ro1">
          <table:table-cell office:value-type="string" calcext:value-type="string">
            <text:p>TOUAREG</text:p>
          </table:table-cell>
          <table:table-cell table:style-name="ce98" office:value-type="float" office:value="0.824685940804643" calcext:value-type="float">
            <text:p>0,824685940804643</text:p>
          </table:table-cell>
          <table:table-cell table:style-name="ce197" office:value-type="float" office:value="0.931494135488477" calcext:value-type="float">
            <text:p>0,931494135488477</text:p>
          </table:table-cell>
          <table:table-cell table:formula="of:=([.B97]+[.C97])/2" office:value-type="float" office:value="0.87809003814656" calcext:value-type="float">
            <text:p>0,87809003814656</text:p>
          </table:table-cell>
          <table:table-cell table:formula="of:=STDEV([.B97:.C97])" office:value-type="float" office:value="0.0755247987472319" calcext:value-type="float">
            <text:p>0,075524798747232</text:p>
          </table:table-cell>
        </table:table-row>
        <table:table-row table:style-name="ro1">
          <table:table-cell office:value-type="string" calcext:value-type="string">
            <text:p>ENTZIA</text:p>
          </table:table-cell>
          <table:table-cell table:style-name="ce99" office:value-type="float" office:value="0.796540053635057" calcext:value-type="float">
            <text:p>0,796540053635057</text:p>
          </table:table-cell>
          <table:table-cell table:style-name="ce198" office:value-type="float" office:value="0.886786426205512" calcext:value-type="float">
            <text:p>0,886786426205512</text:p>
          </table:table-cell>
          <table:table-cell table:formula="of:=([.B98]+[.C98])/2" office:value-type="float" office:value="0.841663239920285" calcext:value-type="float">
            <text:p>0,841663239920285</text:p>
          </table:table-cell>
          <table:table-cell table:formula="of:=STDEV([.B98:.C98])" office:value-type="float" office:value="0.0638138220220564" calcext:value-type="float">
            <text:p>0,063813822022056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table:style-name="ce100" office:value-type="float" office:value="0.879000537602546" calcext:value-type="float">
            <text:p>0,879000537602546</text:p>
          </table:table-cell>
          <table:table-cell table:style-name="ce199" office:value-type="float" office:value="0.888396972227681" calcext:value-type="float">
            <text:p>0,888396972227681</text:p>
          </table:table-cell>
          <table:table-cell table:formula="of:=([.B99]+[.C99])/2" office:value-type="float" office:value="0.883698754915114" calcext:value-type="float">
            <text:p>0,883698754915114</text:p>
          </table:table-cell>
          <table:table-cell table:formula="of:=STDEV([.B99:.C99])" office:value-type="float" office:value="0.00664428264240908" calcext:value-type="float">
            <text:p>0,006644282642409</text:p>
          </table:table-cell>
        </table:table-row>
        <table:table-row table:style-name="ro1">
          <table:table-cell office:value-type="string" calcext:value-type="string">
            <text:p>ELMUNDO</text:p>
          </table:table-cell>
          <table:table-cell table:style-name="ce101" office:value-type="float" office:value="0.87802051805266" calcext:value-type="float">
            <text:p>0,87802051805266</text:p>
          </table:table-cell>
          <table:table-cell table:style-name="ce200" office:value-type="float" office:value="0.852727922654273" calcext:value-type="float">
            <text:p>0,852727922654273</text:p>
          </table:table-cell>
          <table:table-cell table:formula="of:=([.B100]+[.C100])/2" office:value-type="float" office:value="0.865374220353467" calcext:value-type="float">
            <text:p>0,865374220353467</text:p>
          </table:table-cell>
          <table:table-cell table:formula="of:=STDEV([.B100:.C100])" office:value-type="float" office:value="0.017884565720007" calcext:value-type="float">
            <text:p>0,017884565720007</text:p>
          </table:table-cell>
        </table:table-row>
        <table:table-row table:style-name="ro1">
          <table:table-cell office:value-type="string" calcext:value-type="string">
            <text:p>NEREA</text:p>
          </table:table-cell>
          <table:table-cell table:number-columns-repeated="2"/>
          <table:table-cell table:style-name="Default" table:number-columns-repeated="2"/>
        </table:table-row>
        <calcext:conditional-formats>
          <calcext:conditional-format calcext:target-range-address="Sheet1.B2:Sheet1.B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3:Sheet1.B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4:Sheet1.B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5:Sheet1.B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6:Sheet1.B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7:Sheet1.B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8:Sheet1.B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9:Sheet1.B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10:Sheet1.B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11:Sheet1.B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12:Sheet1.B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13:Sheet1.B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14:Sheet1.B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15:Sheet1.B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16:Sheet1.B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17:Sheet1.B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18:Sheet1.B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19:Sheet1.B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20:Sheet1.B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21:Sheet1.B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22:Sheet1.B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23:Sheet1.B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24:Sheet1.B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25:Sheet1.B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26:Sheet1.B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27:Sheet1.B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28:Sheet1.B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29:Sheet1.B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30:Sheet1.B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31:Sheet1.B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32:Sheet1.B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33:Sheet1.B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34:Sheet1.B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35:Sheet1.B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36:Sheet1.B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37:Sheet1.B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38:Sheet1.B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39:Sheet1.B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40:Sheet1.B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41:Sheet1.B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42:Sheet1.B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43:Sheet1.B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44:Sheet1.B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45:Sheet1.B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46:Sheet1.B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47:Sheet1.B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48:Sheet1.B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49:Sheet1.B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50:Sheet1.B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51:Sheet1.B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52:Sheet1.B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53:Sheet1.B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54:Sheet1.B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55:Sheet1.B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56:Sheet1.B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57:Sheet1.B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58:Sheet1.B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59:Sheet1.B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60:Sheet1.B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61:Sheet1.B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62:Sheet1.B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63:Sheet1.B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64:Sheet1.B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65:Sheet1.B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66:Sheet1.B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67:Sheet1.B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68:Sheet1.B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69:Sheet1.B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70:Sheet1.B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71:Sheet1.B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72:Sheet1.B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73:Sheet1.B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74:Sheet1.B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75:Sheet1.B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76:Sheet1.B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77:Sheet1.B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78:Sheet1.B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79:Sheet1.B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80:Sheet1.B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81:Sheet1.B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82:Sheet1.B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83:Sheet1.B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84:Sheet1.B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85:Sheet1.B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86:Sheet1.B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87:Sheet1.B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88:Sheet1.B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89:Sheet1.B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90:Sheet1.B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91:Sheet1.B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92:Sheet1.B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93:Sheet1.B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94:Sheet1.B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95:Sheet1.B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96:Sheet1.B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97:Sheet1.B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98:Sheet1.B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99:Sheet1.B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100:Sheet1.B1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2:Sheet1.C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3:Sheet1.C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4:Sheet1.C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5:Sheet1.C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6:Sheet1.C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7:Sheet1.C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8:Sheet1.C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9:Sheet1.C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10:Sheet1.C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11:Sheet1.C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12:Sheet1.C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13:Sheet1.C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14:Sheet1.C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15:Sheet1.C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16:Sheet1.C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17:Sheet1.C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18:Sheet1.C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19:Sheet1.C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20:Sheet1.C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21:Sheet1.C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22:Sheet1.C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23:Sheet1.C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24:Sheet1.C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25:Sheet1.C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26:Sheet1.C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27:Sheet1.C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28:Sheet1.C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29:Sheet1.C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30:Sheet1.C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31:Sheet1.C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32:Sheet1.C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33:Sheet1.C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34:Sheet1.C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35:Sheet1.C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36:Sheet1.C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37:Sheet1.C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38:Sheet1.C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39:Sheet1.C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40:Sheet1.C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41:Sheet1.C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42:Sheet1.C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43:Sheet1.C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44:Sheet1.C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45:Sheet1.C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46:Sheet1.C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47:Sheet1.C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48:Sheet1.C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49:Sheet1.C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50:Sheet1.C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51:Sheet1.C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52:Sheet1.C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53:Sheet1.C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54:Sheet1.C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55:Sheet1.C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56:Sheet1.C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57:Sheet1.C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58:Sheet1.C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59:Sheet1.C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60:Sheet1.C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61:Sheet1.C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62:Sheet1.C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63:Sheet1.C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64:Sheet1.C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65:Sheet1.C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66:Sheet1.C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67:Sheet1.C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68:Sheet1.C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69:Sheet1.C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70:Sheet1.C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71:Sheet1.C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72:Sheet1.C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73:Sheet1.C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74:Sheet1.C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75:Sheet1.C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76:Sheet1.C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77:Sheet1.C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78:Sheet1.C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79:Sheet1.C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80:Sheet1.C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81:Sheet1.C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82:Sheet1.C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83:Sheet1.C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84:Sheet1.C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85:Sheet1.C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86:Sheet1.C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87:Sheet1.C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88:Sheet1.C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89:Sheet1.C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90:Sheet1.C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91:Sheet1.C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92:Sheet1.C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93:Sheet1.C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94:Sheet1.C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95:Sheet1.C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96:Sheet1.C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97:Sheet1.C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98:Sheet1.C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99:Sheet1.C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100:Sheet1.C1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2:Sheet1.B1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2:Sheet1.C1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loext:min-decimal-places="0" number:min-integer-digits="1" number:grouping="true"/>
      <number:text>   </number:text>
    </number:number-style>
    <number:number-style style:name="N116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  </number:text>
    </number:number-style>
    <number:number-style style:name="N118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16:08:05.863677009</meta:creation-date>
    <dc:date>2022-02-11T16:08:55.340895254</dc:date>
    <meta:editing-duration>PT49S</meta:editing-duration>
    <meta:editing-cycles>1</meta:editing-cycles>
    <meta:document-statistic meta:table-count="1" meta:cell-count="501" meta:object-count="0"/>
    <meta:generator>LibreOffice/6.4.7.2$Linux_X86_64 LibreOffice_project/40$Build-2</meta:generator>
  </office:meta>
</office:document-meta>
</file>